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69" table:style-name="ta1">
        <table:shapes>
          <draw:frame draw:z-index="0" draw:style-name="gr1" draw:text-style-name="P1" svg:width="159.99mm" svg:height="89.99mm" svg:x="310.38mm" svg:y="0mm">
            <loext:p draw:notify-on-update-of-ranges="test269.C1:test269.C1 test269.C2:test269.C301 test269.D1:test269.D1 test269.D2:test269.D3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1.21mm" svg:y="100.61mm">
            <loext:p draw:notify-on-update-of-ranges="test269.F1:test269.F1 test269.F2:test269.F3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39.6mm" svg:y="0mm">
            <loext:p draw:notify-on-update-of-ranges="test269.G1:test269.G1 test269.G2:test269.G301 test269.C1:test269.C1 test269.C2:test269.C301 test269.G1:test269.G1 test269.G2:test269.G301 test269.D1:test269.D1 test269.D2:test269.D3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06.68mm" svg:y="103.87mm">
            <loext:p draw:notify-on-update-of-ranges="test269.G1:test269.G1 test269.G2:test269.G30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20</text:p>
          </table:table-cell>
          <table:table-cell office:value-type="float" office:value="0.010746" calcext:value-type="float">
            <text:p>0.010746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" calcext:value-type="float">
            <text:p>0</text:p>
          </table:table-cell>
          <table:table-cell office:value-type="float" office:value="2846" calcext:value-type="float">
            <text:p>284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21</text:p>
          </table:table-cell>
          <table:table-cell office:value-type="float" office:value="0.01016" calcext:value-type="float">
            <text:p>0.01016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3036" calcext:value-type="float">
            <text:p>303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22</text:p>
          </table:table-cell>
          <table:table-cell office:value-type="float" office:value="0.013224" calcext:value-type="float">
            <text:p>0.013224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2914" calcext:value-type="float">
            <text:p>291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23</text:p>
          </table:table-cell>
          <table:table-cell office:value-type="float" office:value="0.018434" calcext:value-type="float">
            <text:p>0.018434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3270" calcext:value-type="float">
            <text:p>327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24</text:p>
          </table:table-cell>
          <table:table-cell office:value-type="float" office:value="0.010841" calcext:value-type="float">
            <text:p>0.010841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3369" calcext:value-type="float">
            <text:p>336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25</text:p>
          </table:table-cell>
          <table:table-cell office:value-type="float" office:value="0.010549" calcext:value-type="float">
            <text:p>0.010549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3234" calcext:value-type="float">
            <text:p>323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26</text:p>
          </table:table-cell>
          <table:table-cell office:value-type="float" office:value="0.010908" calcext:value-type="float">
            <text:p>0.010908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283" calcext:value-type="float">
            <text:p>328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27</text:p>
          </table:table-cell>
          <table:table-cell office:value-type="float" office:value="0.009733" calcext:value-type="float">
            <text:p>0.00973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181" calcext:value-type="float">
            <text:p>318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28</text:p>
          </table:table-cell>
          <table:table-cell office:value-type="float" office:value="0.021582" calcext:value-type="float">
            <text:p>0.021582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215" calcext:value-type="float">
            <text:p>321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29</text:p>
          </table:table-cell>
          <table:table-cell office:value-type="float" office:value="0.01543" calcext:value-type="float">
            <text:p>0.01543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982" calcext:value-type="float">
            <text:p>298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30</text:p>
          </table:table-cell>
          <table:table-cell office:value-type="float" office:value="0.014443" calcext:value-type="float">
            <text:p>0.01444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096" calcext:value-type="float">
            <text:p>309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31</text:p>
          </table:table-cell>
          <table:table-cell office:value-type="float" office:value="0.011664" calcext:value-type="float">
            <text:p>0.011664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029" calcext:value-type="float">
            <text:p>302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32</text:p>
          </table:table-cell>
          <table:table-cell office:value-type="float" office:value="0.015391" calcext:value-type="float">
            <text:p>0.015391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065" calcext:value-type="float">
            <text:p>306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33</text:p>
          </table:table-cell>
          <table:table-cell office:value-type="float" office:value="0.014286" calcext:value-type="float">
            <text:p>0.014286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262" calcext:value-type="float">
            <text:p>326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34</text:p>
          </table:table-cell>
          <table:table-cell office:value-type="float" office:value="0.042691" calcext:value-type="float">
            <text:p>0.04269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045" calcext:value-type="float">
            <text:p>304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35</text:p>
          </table:table-cell>
          <table:table-cell office:value-type="float" office:value="0.038413" calcext:value-type="float">
            <text:p>0.038413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122" calcext:value-type="float">
            <text:p>312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36</text:p>
          </table:table-cell>
          <table:table-cell office:value-type="float" office:value="0.010791" calcext:value-type="float">
            <text:p>0.010791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" calcext:value-type="float">
            <text:p>0</text:p>
          </table:table-cell>
          <table:table-cell office:value-type="float" office:value="3271" calcext:value-type="float">
            <text:p>327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37</text:p>
          </table:table-cell>
          <table:table-cell office:value-type="float" office:value="0.010365" calcext:value-type="float">
            <text:p>0.010365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2937" calcext:value-type="float">
            <text:p>293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38</text:p>
          </table:table-cell>
          <table:table-cell office:value-type="float" office:value="0.010859" calcext:value-type="float">
            <text:p>0.010859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" calcext:value-type="float">
            <text:p>0</text:p>
          </table:table-cell>
          <table:table-cell office:value-type="float" office:value="3262" calcext:value-type="float">
            <text:p>326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39</text:p>
          </table:table-cell>
          <table:table-cell office:value-type="float" office:value="0.009837" calcext:value-type="float">
            <text:p>0.009837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3141" calcext:value-type="float">
            <text:p>314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40</text:p>
          </table:table-cell>
          <table:table-cell office:value-type="float" office:value="0.010364" calcext:value-type="float">
            <text:p>0.010364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303" calcext:value-type="float">
            <text:p>330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41</text:p>
          </table:table-cell>
          <table:table-cell office:value-type="float" office:value="0.013581" calcext:value-type="float">
            <text:p>0.013581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2769" calcext:value-type="float">
            <text:p>276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42</text:p>
          </table:table-cell>
          <table:table-cell office:value-type="float" office:value="0.011131" calcext:value-type="float">
            <text:p>0.011131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119" calcext:value-type="float">
            <text:p>311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43</text:p>
          </table:table-cell>
          <table:table-cell office:value-type="float" office:value="0.015833" calcext:value-type="float">
            <text:p>0.01583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196" calcext:value-type="float">
            <text:p>319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44</text:p>
          </table:table-cell>
          <table:table-cell office:value-type="float" office:value="0.023622" calcext:value-type="float">
            <text:p>0.02362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161" calcext:value-type="float">
            <text:p>316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45</text:p>
          </table:table-cell>
          <table:table-cell office:value-type="float" office:value="0.010673" calcext:value-type="float">
            <text:p>0.010673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158" calcext:value-type="float">
            <text:p>315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46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176" calcext:value-type="float">
            <text:p>317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47</text:p>
          </table:table-cell>
          <table:table-cell office:value-type="float" office:value="0.011673" calcext:value-type="float">
            <text:p>0.011673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332" calcext:value-type="float">
            <text:p>333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48</text:p>
          </table:table-cell>
          <table:table-cell office:value-type="float" office:value="0.011351" calcext:value-type="float">
            <text:p>0.011351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49</text:p>
          </table:table-cell>
          <table:table-cell office:value-type="float" office:value="0.012579" calcext:value-type="float">
            <text:p>0.012579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50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" calcext:value-type="float">
            <text:p>0</text:p>
          </table:table-cell>
          <table:table-cell office:value-type="float" office:value="2815" calcext:value-type="float">
            <text:p>281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51</text:p>
          </table:table-cell>
          <table:table-cell office:value-type="float" office:value="0.011651" calcext:value-type="float">
            <text:p>0.01165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3346" calcext:value-type="float">
            <text:p>334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52</text:p>
          </table:table-cell>
          <table:table-cell office:value-type="float" office:value="0.039201" calcext:value-type="float">
            <text:p>0.039201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532" calcext:value-type="float">
            <text:p>353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53</text:p>
          </table:table-cell>
          <table:table-cell office:value-type="float" office:value="0.013601" calcext:value-type="float">
            <text:p>0.013601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409" calcext:value-type="float">
            <text:p>340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54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026" calcext:value-type="float">
            <text:p>302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55</text:p>
          </table:table-cell>
          <table:table-cell office:value-type="float" office:value="0.012762" calcext:value-type="float">
            <text:p>0.012762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2788" calcext:value-type="float">
            <text:p>278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56</text:p>
          </table:table-cell>
          <table:table-cell office:value-type="float" office:value="0.014973" calcext:value-type="float">
            <text:p>0.014973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560" calcext:value-type="float">
            <text:p>356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57</text:p>
          </table:table-cell>
          <table:table-cell office:value-type="float" office:value="0.010032" calcext:value-type="float">
            <text:p>0.010032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255" calcext:value-type="float">
            <text:p>325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58</text:p>
          </table:table-cell>
          <table:table-cell office:value-type="float" office:value="0.011289" calcext:value-type="float">
            <text:p>0.011289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885" calcext:value-type="float">
            <text:p>288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3:59</text:p>
          </table:table-cell>
          <table:table-cell office:value-type="float" office:value="0.015984" calcext:value-type="float">
            <text:p>0.01598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431" calcext:value-type="float">
            <text:p>343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00</text:p>
          </table:table-cell>
          <table:table-cell office:value-type="float" office:value="0.015007" calcext:value-type="float">
            <text:p>0.015007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396" calcext:value-type="float">
            <text:p>339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01</text:p>
          </table:table-cell>
          <table:table-cell office:value-type="float" office:value="0.017403" calcext:value-type="float">
            <text:p>0.017403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164" calcext:value-type="float">
            <text:p>316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02</text:p>
          </table:table-cell>
          <table:table-cell office:value-type="float" office:value="0.013162" calcext:value-type="float">
            <text:p>0.013162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" calcext:value-type="float">
            <text:p>0</text:p>
          </table:table-cell>
          <table:table-cell office:value-type="float" office:value="2973" calcext:value-type="float">
            <text:p>2973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03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106" calcext:value-type="float">
            <text:p>310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04</text:p>
          </table:table-cell>
          <table:table-cell office:value-type="float" office:value="0.018516" calcext:value-type="float">
            <text:p>0.01851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250" calcext:value-type="float">
            <text:p>325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05</text:p>
          </table:table-cell>
          <table:table-cell office:value-type="float" office:value="0.019119" calcext:value-type="float">
            <text:p>0.019119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071" calcext:value-type="float">
            <text:p>307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06</text:p>
          </table:table-cell>
          <table:table-cell office:value-type="float" office:value="0.017209" calcext:value-type="float">
            <text:p>0.017209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3105" calcext:value-type="float">
            <text:p>310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07</text:p>
          </table:table-cell>
          <table:table-cell office:value-type="float" office:value="0.038091" calcext:value-type="float">
            <text:p>0.03809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335" calcext:value-type="float">
            <text:p>333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08</text:p>
          </table:table-cell>
          <table:table-cell office:value-type="float" office:value="0.014723" calcext:value-type="float">
            <text:p>0.014723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922" calcext:value-type="float">
            <text:p>292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09</text:p>
          </table:table-cell>
          <table:table-cell office:value-type="float" office:value="0.012731" calcext:value-type="float">
            <text:p>0.012731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118" calcext:value-type="float">
            <text:p>311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10</text:p>
          </table:table-cell>
          <table:table-cell office:value-type="float" office:value="0.018471" calcext:value-type="float">
            <text:p>0.01847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845" calcext:value-type="float">
            <text:p>284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11</text:p>
          </table:table-cell>
          <table:table-cell office:value-type="float" office:value="0.011371" calcext:value-type="float">
            <text:p>0.01137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025" calcext:value-type="float">
            <text:p>302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12</text:p>
          </table:table-cell>
          <table:table-cell office:value-type="float" office:value="0.022628" calcext:value-type="float">
            <text:p>0.02262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966" calcext:value-type="float">
            <text:p>29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13</text:p>
          </table:table-cell>
          <table:table-cell office:value-type="float" office:value="0.009965" calcext:value-type="float">
            <text:p>0.00996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2833" calcext:value-type="float">
            <text:p>283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14</text:p>
          </table:table-cell>
          <table:table-cell office:value-type="float" office:value="0.012217" calcext:value-type="float">
            <text:p>0.012217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" calcext:value-type="float">
            <text:p>0</text:p>
          </table:table-cell>
          <table:table-cell office:value-type="float" office:value="3073" calcext:value-type="float">
            <text:p>307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15</text:p>
          </table:table-cell>
          <table:table-cell office:value-type="float" office:value="0.010785" calcext:value-type="float">
            <text:p>0.01078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379" calcext:value-type="float">
            <text:p>337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16</text:p>
          </table:table-cell>
          <table:table-cell office:value-type="float" office:value="0.014835" calcext:value-type="float">
            <text:p>0.01483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899" calcext:value-type="float">
            <text:p>289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17</text:p>
          </table:table-cell>
          <table:table-cell office:value-type="float" office:value="0.010303" calcext:value-type="float">
            <text:p>0.010303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" calcext:value-type="float">
            <text:p>0</text:p>
          </table:table-cell>
          <table:table-cell office:value-type="float" office:value="3397" calcext:value-type="float">
            <text:p>339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18</text:p>
          </table:table-cell>
          <table:table-cell office:value-type="float" office:value="0.01107" calcext:value-type="float">
            <text:p>0.0110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347" calcext:value-type="float">
            <text:p>334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19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028" calcext:value-type="float">
            <text:p>302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20</text:p>
          </table:table-cell>
          <table:table-cell office:value-type="float" office:value="0.011983" calcext:value-type="float">
            <text:p>0.01198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132" calcext:value-type="float">
            <text:p>313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21</text:p>
          </table:table-cell>
          <table:table-cell office:value-type="float" office:value="0.013366" calcext:value-type="float">
            <text:p>0.013366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22</text:p>
          </table:table-cell>
          <table:table-cell office:value-type="float" office:value="0.024053" calcext:value-type="float">
            <text:p>0.024053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331" calcext:value-type="float">
            <text:p>333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23</text:p>
          </table:table-cell>
          <table:table-cell office:value-type="float" office:value="0.031584" calcext:value-type="float">
            <text:p>0.031584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" calcext:value-type="float">
            <text:p>0</text:p>
          </table:table-cell>
          <table:table-cell office:value-type="float" office:value="3330" calcext:value-type="float">
            <text:p>33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24</text:p>
          </table:table-cell>
          <table:table-cell office:value-type="float" office:value="0.010802" calcext:value-type="float">
            <text:p>0.010802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146" calcext:value-type="float">
            <text:p>314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25</text:p>
          </table:table-cell>
          <table:table-cell office:value-type="float" office:value="0.010431" calcext:value-type="float">
            <text:p>0.010431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177" calcext:value-type="float">
            <text:p>317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26</text:p>
          </table:table-cell>
          <table:table-cell office:value-type="float" office:value="0.010659" calcext:value-type="float">
            <text:p>0.010659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" calcext:value-type="float">
            <text:p>0</text:p>
          </table:table-cell>
          <table:table-cell office:value-type="float" office:value="2919" calcext:value-type="float">
            <text:p>291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27</text:p>
          </table:table-cell>
          <table:table-cell office:value-type="float" office:value="0.013705" calcext:value-type="float">
            <text:p>0.0137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969" calcext:value-type="float">
            <text:p>296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28</text:p>
          </table:table-cell>
          <table:table-cell office:value-type="float" office:value="0.018321" calcext:value-type="float">
            <text:p>0.01832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092" calcext:value-type="float">
            <text:p>309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29</text:p>
          </table:table-cell>
          <table:table-cell office:value-type="float" office:value="0.015361" calcext:value-type="float">
            <text:p>0.015361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327" calcext:value-type="float">
            <text:p>332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30</text:p>
          </table:table-cell>
          <table:table-cell office:value-type="float" office:value="0.012775" calcext:value-type="float">
            <text:p>0.01277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093" calcext:value-type="float">
            <text:p>309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31</text:p>
          </table:table-cell>
          <table:table-cell office:value-type="float" office:value="0.014004" calcext:value-type="float">
            <text:p>0.014004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2902" calcext:value-type="float">
            <text:p>290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32</text:p>
          </table:table-cell>
          <table:table-cell office:value-type="float" office:value="0.013204" calcext:value-type="float">
            <text:p>0.013204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073" calcext:value-type="float">
            <text:p>3073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33</text:p>
          </table:table-cell>
          <table:table-cell office:value-type="float" office:value="0.024468" calcext:value-type="float">
            <text:p>0.02446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185" calcext:value-type="float">
            <text:p>318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34</text:p>
          </table:table-cell>
          <table:table-cell office:value-type="float" office:value="0.018971" calcext:value-type="float">
            <text:p>0.01897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35</text:p>
          </table:table-cell>
          <table:table-cell office:value-type="float" office:value="0.012724" calcext:value-type="float">
            <text:p>0.012724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462" calcext:value-type="float">
            <text:p>346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36</text:p>
          </table:table-cell>
          <table:table-cell office:value-type="float" office:value="0.031578" calcext:value-type="float">
            <text:p>0.031578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361" calcext:value-type="float">
            <text:p>336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37</text:p>
          </table:table-cell>
          <table:table-cell office:value-type="float" office:value="0.026553" calcext:value-type="float">
            <text:p>0.02655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030" calcext:value-type="float">
            <text:p>30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38</text:p>
          </table:table-cell>
          <table:table-cell office:value-type="float" office:value="0.011745" calcext:value-type="float">
            <text:p>0.011745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838" calcext:value-type="float">
            <text:p>283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39</text:p>
          </table:table-cell>
          <table:table-cell office:value-type="float" office:value="0.010972" calcext:value-type="float">
            <text:p>0.01097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366" calcext:value-type="float">
            <text:p>33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40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255" calcext:value-type="float">
            <text:p>325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41</text:p>
          </table:table-cell>
          <table:table-cell office:value-type="float" office:value="0.013711" calcext:value-type="float">
            <text:p>0.01371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122" calcext:value-type="float">
            <text:p>312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42</text:p>
          </table:table-cell>
          <table:table-cell office:value-type="float" office:value="0.011898" calcext:value-type="float">
            <text:p>0.01189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968" calcext:value-type="float">
            <text:p>296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43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790" calcext:value-type="float">
            <text:p>279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44</text:p>
          </table:table-cell>
          <table:table-cell office:value-type="float" office:value="0.020568" calcext:value-type="float">
            <text:p>0.020568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3070" calcext:value-type="float">
            <text:p>307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45</text:p>
          </table:table-cell>
          <table:table-cell office:value-type="float" office:value="0.015288" calcext:value-type="float">
            <text:p>0.015288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3004" calcext:value-type="float">
            <text:p>300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46</text:p>
          </table:table-cell>
          <table:table-cell office:value-type="float" office:value="0.010569" calcext:value-type="float">
            <text:p>0.010569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194" calcext:value-type="float">
            <text:p>319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47</text:p>
          </table:table-cell>
          <table:table-cell office:value-type="float" office:value="0.010938" calcext:value-type="float">
            <text:p>0.010938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" calcext:value-type="float">
            <text:p>0</text:p>
          </table:table-cell>
          <table:table-cell office:value-type="float" office:value="3093" calcext:value-type="float">
            <text:p>309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48</text:p>
          </table:table-cell>
          <table:table-cell office:value-type="float" office:value="0.036341" calcext:value-type="float">
            <text:p>0.036341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131" calcext:value-type="float">
            <text:p>313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49</text:p>
          </table:table-cell>
          <table:table-cell office:value-type="float" office:value="0.037364" calcext:value-type="float">
            <text:p>0.037364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2806" calcext:value-type="float">
            <text:p>280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50</text:p>
          </table:table-cell>
          <table:table-cell office:value-type="float" office:value="0.042324" calcext:value-type="float">
            <text:p>0.042324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071" calcext:value-type="float">
            <text:p>307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51</text:p>
          </table:table-cell>
          <table:table-cell office:value-type="float" office:value="0.012368" calcext:value-type="float">
            <text:p>0.012368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251" calcext:value-type="float">
            <text:p>325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52</text:p>
          </table:table-cell>
          <table:table-cell office:value-type="float" office:value="0.012742" calcext:value-type="float">
            <text:p>0.012742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018" calcext:value-type="float">
            <text:p>301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53</text:p>
          </table:table-cell>
          <table:table-cell office:value-type="float" office:value="0.020889" calcext:value-type="float">
            <text:p>0.020889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176" calcext:value-type="float">
            <text:p>317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54</text:p>
          </table:table-cell>
          <table:table-cell office:value-type="float" office:value="0.010566" calcext:value-type="float">
            <text:p>0.010566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195" calcext:value-type="float">
            <text:p>319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55</text:p>
          </table:table-cell>
          <table:table-cell office:value-type="float" office:value="0.010422" calcext:value-type="float">
            <text:p>0.010422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458" calcext:value-type="float">
            <text:p>345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56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2916" calcext:value-type="float">
            <text:p>291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57</text:p>
          </table:table-cell>
          <table:table-cell office:value-type="float" office:value="0.014958" calcext:value-type="float">
            <text:p>0.014958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176" calcext:value-type="float">
            <text:p>317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58</text:p>
          </table:table-cell>
          <table:table-cell office:value-type="float" office:value="0.02621" calcext:value-type="float">
            <text:p>0.0262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3075" calcext:value-type="float">
            <text:p>307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4:59</text:p>
          </table:table-cell>
          <table:table-cell office:value-type="float" office:value="0.015575" calcext:value-type="float">
            <text:p>0.01557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165" calcext:value-type="float">
            <text:p>316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00</text:p>
          </table:table-cell>
          <table:table-cell office:value-type="float" office:value="0.018861" calcext:value-type="float">
            <text:p>0.018861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559" calcext:value-type="float">
            <text:p>355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01</text:p>
          </table:table-cell>
          <table:table-cell office:value-type="float" office:value="0.01879" calcext:value-type="float">
            <text:p>0.0187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917" calcext:value-type="float">
            <text:p>291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02</text:p>
          </table:table-cell>
          <table:table-cell office:value-type="float" office:value="0.013436" calcext:value-type="float">
            <text:p>0.01343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094" calcext:value-type="float">
            <text:p>309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03</text:p>
          </table:table-cell>
          <table:table-cell office:value-type="float" office:value="0.011748" calcext:value-type="float">
            <text:p>0.011748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289" calcext:value-type="float">
            <text:p>328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04</text:p>
          </table:table-cell>
          <table:table-cell office:value-type="float" office:value="0.015711" calcext:value-type="float">
            <text:p>0.015711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202" calcext:value-type="float">
            <text:p>320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05</text:p>
          </table:table-cell>
          <table:table-cell office:value-type="float" office:value="0.035088" calcext:value-type="float">
            <text:p>0.03508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982" calcext:value-type="float">
            <text:p>298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06</text:p>
          </table:table-cell>
          <table:table-cell office:value-type="float" office:value="0.020967" calcext:value-type="float">
            <text:p>0.02096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345" calcext:value-type="float">
            <text:p>334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07</text:p>
          </table:table-cell>
          <table:table-cell office:value-type="float" office:value="0.020644" calcext:value-type="float">
            <text:p>0.020644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2980" calcext:value-type="float">
            <text:p>298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08</text:p>
          </table:table-cell>
          <table:table-cell office:value-type="float" office:value="0.031112" calcext:value-type="float">
            <text:p>0.031112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" calcext:value-type="float">
            <text:p>0</text:p>
          </table:table-cell>
          <table:table-cell office:value-type="float" office:value="2716" calcext:value-type="float">
            <text:p>271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09</text:p>
          </table:table-cell>
          <table:table-cell office:value-type="float" office:value="0.019887" calcext:value-type="float">
            <text:p>0.019887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174" calcext:value-type="float">
            <text:p>317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10</text:p>
          </table:table-cell>
          <table:table-cell office:value-type="float" office:value="0.023512" calcext:value-type="float">
            <text:p>0.023512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3157" calcext:value-type="float">
            <text:p>315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11</text:p>
          </table:table-cell>
          <table:table-cell office:value-type="float" office:value="0.021258" calcext:value-type="float">
            <text:p>0.021258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" calcext:value-type="float">
            <text:p>0</text:p>
          </table:table-cell>
          <table:table-cell office:value-type="float" office:value="2933" calcext:value-type="float">
            <text:p>293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12</text:p>
          </table:table-cell>
          <table:table-cell office:value-type="float" office:value="0.012344" calcext:value-type="float">
            <text:p>0.012344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13</text:p>
          </table:table-cell>
          <table:table-cell office:value-type="float" office:value="0.017706" calcext:value-type="float">
            <text:p>0.01770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425" calcext:value-type="float">
            <text:p>342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14</text:p>
          </table:table-cell>
          <table:table-cell office:value-type="float" office:value="0.011513" calcext:value-type="float">
            <text:p>0.011513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956" calcext:value-type="float">
            <text:p>295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15</text:p>
          </table:table-cell>
          <table:table-cell office:value-type="float" office:value="0.017537" calcext:value-type="float">
            <text:p>0.017537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3017" calcext:value-type="float">
            <text:p>301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16</text:p>
          </table:table-cell>
          <table:table-cell office:value-type="float" office:value="0.021756" calcext:value-type="float">
            <text:p>0.021756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962" calcext:value-type="float">
            <text:p>296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17</text:p>
          </table:table-cell>
          <table:table-cell office:value-type="float" office:value="0.015028" calcext:value-type="float">
            <text:p>0.015028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966" calcext:value-type="float">
            <text:p>29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18</text:p>
          </table:table-cell>
          <table:table-cell office:value-type="float" office:value="0.015841" calcext:value-type="float">
            <text:p>0.015841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074" calcext:value-type="float">
            <text:p>307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19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888" calcext:value-type="float">
            <text:p>288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20</text:p>
          </table:table-cell>
          <table:table-cell office:value-type="float" office:value="0.014329" calcext:value-type="float">
            <text:p>0.014329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" calcext:value-type="float">
            <text:p>0</text:p>
          </table:table-cell>
          <table:table-cell office:value-type="float" office:value="3302" calcext:value-type="float">
            <text:p>330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21</text:p>
          </table:table-cell>
          <table:table-cell office:value-type="float" office:value="0.025289" calcext:value-type="float">
            <text:p>0.025289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427" calcext:value-type="float">
            <text:p>342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22</text:p>
          </table:table-cell>
          <table:table-cell office:value-type="float" office:value="0.028155" calcext:value-type="float">
            <text:p>0.02815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328" calcext:value-type="float">
            <text:p>332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23</text:p>
          </table:table-cell>
          <table:table-cell office:value-type="float" office:value="0.050495" calcext:value-type="float">
            <text:p>0.05049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267" calcext:value-type="float">
            <text:p>326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24</text:p>
          </table:table-cell>
          <table:table-cell office:value-type="float" office:value="0.011404" calcext:value-type="float">
            <text:p>0.01140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348" calcext:value-type="float">
            <text:p>334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25</text:p>
          </table:table-cell>
          <table:table-cell office:value-type="float" office:value="0.601577" calcext:value-type="float">
            <text:p>0.601577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3004" calcext:value-type="float">
            <text:p>300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26</text:p>
          </table:table-cell>
          <table:table-cell office:value-type="float" office:value="4.807713" calcext:value-type="float">
            <text:p>4.807713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27</text:p>
          </table:table-cell>
          <table:table-cell office:value-type="float" office:value="18.636998" calcext:value-type="float">
            <text:p>18.63699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28</text:p>
          </table:table-cell>
          <table:table-cell office:value-type="float" office:value="22.34498" calcext:value-type="float">
            <text:p>22.34498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1921" calcext:value-type="float">
            <text:p>192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29</text:p>
          </table:table-cell>
          <table:table-cell office:value-type="float" office:value="22.196478" calcext:value-type="float">
            <text:p>22.196478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1766" calcext:value-type="float">
            <text:p>176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30</text:p>
          </table:table-cell>
          <table:table-cell office:value-type="float" office:value="20.441793" calcext:value-type="float">
            <text:p>20.441793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1542" calcext:value-type="float">
            <text:p>154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31</text:p>
          </table:table-cell>
          <table:table-cell office:value-type="float" office:value="26.788726" calcext:value-type="float">
            <text:p>26.788726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32</text:p>
          </table:table-cell>
          <table:table-cell office:value-type="float" office:value="17.197177" calcext:value-type="float">
            <text:p>17.197177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499" calcext:value-type="float">
            <text:p>249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33</text:p>
          </table:table-cell>
          <table:table-cell office:value-type="float" office:value="21.064113" calcext:value-type="float">
            <text:p>21.064113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34</text:p>
          </table:table-cell>
          <table:table-cell office:value-type="float" office:value="22.821184" calcext:value-type="float">
            <text:p>22.821184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35</text:p>
          </table:table-cell>
          <table:table-cell office:value-type="float" office:value="22.795909" calcext:value-type="float">
            <text:p>22.795909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36</text:p>
          </table:table-cell>
          <table:table-cell office:value-type="float" office:value="34.316831" calcext:value-type="float">
            <text:p>34.316831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37</text:p>
          </table:table-cell>
          <table:table-cell office:value-type="float" office:value="50.077806" calcext:value-type="float">
            <text:p>50.077806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" calcext:value-type="float">
            <text:p>0</text:p>
          </table:table-cell>
          <table:table-cell office:value-type="float" office:value="1774" calcext:value-type="float">
            <text:p>1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4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42</text:p>
          </table:table-cell>
          <table:table-cell office:value-type="float" office:value="0.123032" calcext:value-type="float">
            <text:p>0.123032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" calcext:value-type="float">
            <text:p>0</text:p>
          </table:table-cell>
          <table:table-cell office:value-type="float" office:value="3757" calcext:value-type="float">
            <text:p>37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43</text:p>
          </table:table-cell>
          <table:table-cell office:value-type="float" office:value="50.207246" calcext:value-type="float">
            <text:p>50.207246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4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5:4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15</text:p>
          </table:table-cell>
          <table:table-cell office:value-type="float" office:value="100.003602" calcext:value-type="float">
            <text:p>100.003602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16</text:p>
          </table:table-cell>
          <table:table-cell office:value-type="float" office:value="7.443849" calcext:value-type="float">
            <text:p>7.443849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1981" calcext:value-type="float">
            <text:p>198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17</text:p>
          </table:table-cell>
          <table:table-cell office:value-type="float" office:value="22.582892" calcext:value-type="float">
            <text:p>22.582892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1351" calcext:value-type="float">
            <text:p>135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18</text:p>
          </table:table-cell>
          <table:table-cell office:value-type="float" office:value="20.418294" calcext:value-type="float">
            <text:p>20.418294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19</text:p>
          </table:table-cell>
          <table:table-cell office:value-type="float" office:value="18.156315" calcext:value-type="float">
            <text:p>18.15631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1827" calcext:value-type="float">
            <text:p>182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20</text:p>
          </table:table-cell>
          <table:table-cell office:value-type="float" office:value="18.831595" calcext:value-type="float">
            <text:p>18.831595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21</text:p>
          </table:table-cell>
          <table:table-cell office:value-type="float" office:value="18.27374" calcext:value-type="float">
            <text:p>18.27374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188" calcext:value-type="float">
            <text:p>218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22</text:p>
          </table:table-cell>
          <table:table-cell office:value-type="float" office:value="20.947361" calcext:value-type="float">
            <text:p>20.94736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106" calcext:value-type="float">
            <text:p>210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23</text:p>
          </table:table-cell>
          <table:table-cell office:value-type="float" office:value="16.761937" calcext:value-type="float">
            <text:p>16.761937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1786" calcext:value-type="float">
            <text:p>17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24</text:p>
          </table:table-cell>
          <table:table-cell office:value-type="float" office:value="19.683699" calcext:value-type="float">
            <text:p>19.683699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25</text:p>
          </table:table-cell>
          <table:table-cell office:value-type="float" office:value="21.569686" calcext:value-type="float">
            <text:p>21.569686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103" calcext:value-type="float">
            <text:p>310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26</text:p>
          </table:table-cell>
          <table:table-cell office:value-type="float" office:value="19.63733" calcext:value-type="float">
            <text:p>19.63733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27</text:p>
          </table:table-cell>
          <table:table-cell office:value-type="float" office:value="3.083037" calcext:value-type="float">
            <text:p>3.083037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2812" calcext:value-type="float">
            <text:p>28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28</text:p>
          </table:table-cell>
          <table:table-cell office:value-type="float" office:value="0.236221" calcext:value-type="float">
            <text:p>0.236221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2176" calcext:value-type="float">
            <text:p>21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29</text:p>
          </table:table-cell>
          <table:table-cell office:value-type="float" office:value="0.132029" calcext:value-type="float">
            <text:p>0.132029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2763" calcext:value-type="float">
            <text:p>27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30</text:p>
          </table:table-cell>
          <table:table-cell office:value-type="float" office:value="0.232614" calcext:value-type="float">
            <text:p>0.232614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4788" calcext:value-type="float">
            <text:p>47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31</text:p>
          </table:table-cell>
          <table:table-cell office:value-type="float" office:value="0.164339" calcext:value-type="float">
            <text:p>0.164339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090" calcext:value-type="float">
            <text:p>30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32</text:p>
          </table:table-cell>
          <table:table-cell office:value-type="float" office:value="3.274836" calcext:value-type="float">
            <text:p>3.274836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" calcext:value-type="float">
            <text:p>0</text:p>
          </table:table-cell>
          <table:table-cell office:value-type="float" office:value="2347" calcext:value-type="float">
            <text:p>23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33</text:p>
          </table:table-cell>
          <table:table-cell office:value-type="float" office:value="6.370953" calcext:value-type="float">
            <text:p>6.370953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5153" calcext:value-type="float">
            <text:p>51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34</text:p>
          </table:table-cell>
          <table:table-cell office:value-type="float" office:value="0.259572" calcext:value-type="float">
            <text:p>0.259572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" calcext:value-type="float">
            <text:p>0</text:p>
          </table:table-cell>
          <table:table-cell office:value-type="float" office:value="3587" calcext:value-type="float">
            <text:p>3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35</text:p>
          </table:table-cell>
          <table:table-cell office:value-type="float" office:value="0.255719" calcext:value-type="float">
            <text:p>0.255719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7054" calcext:value-type="float">
            <text:p>70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36</text:p>
          </table:table-cell>
          <table:table-cell office:value-type="float" office:value="10.171362" calcext:value-type="float">
            <text:p>10.171362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685" calcext:value-type="float">
            <text:p>36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37</text:p>
          </table:table-cell>
          <table:table-cell office:value-type="float" office:value="0.133231" calcext:value-type="float">
            <text:p>0.13323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4061" calcext:value-type="float">
            <text:p>40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38</text:p>
          </table:table-cell>
          <table:table-cell office:value-type="float" office:value="4.365081" calcext:value-type="float">
            <text:p>4.365081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2548" calcext:value-type="float">
            <text:p>25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39</text:p>
          </table:table-cell>
          <table:table-cell office:value-type="float" office:value="4.701767" calcext:value-type="float">
            <text:p>4.701767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1741" calcext:value-type="float">
            <text:p>17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40</text:p>
          </table:table-cell>
          <table:table-cell office:value-type="float" office:value="0.489615" calcext:value-type="float">
            <text:p>0.48961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742" calcext:value-type="float">
            <text:p>27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41</text:p>
          </table:table-cell>
          <table:table-cell office:value-type="float" office:value="0.426893" calcext:value-type="float">
            <text:p>0.426893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1837" calcext:value-type="float">
            <text:p>18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42</text:p>
          </table:table-cell>
          <table:table-cell office:value-type="float" office:value="0.222311" calcext:value-type="float">
            <text:p>0.222311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2794" calcext:value-type="float">
            <text:p>27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43</text:p>
          </table:table-cell>
          <table:table-cell office:value-type="float" office:value="11.223777" calcext:value-type="float">
            <text:p>11.22377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44</text:p>
          </table:table-cell>
          <table:table-cell office:value-type="float" office:value="31.30476" calcext:value-type="float">
            <text:p>31.3047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" calcext:value-type="float">
            <text:p>0</text:p>
          </table:table-cell>
          <table:table-cell office:value-type="float" office:value="1964" calcext:value-type="float">
            <text:p>19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45</text:p>
          </table:table-cell>
          <table:table-cell office:value-type="float" office:value="0.219348" calcext:value-type="float">
            <text:p>0.219348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" calcext:value-type="float">
            <text:p>0</text:p>
          </table:table-cell>
          <table:table-cell office:value-type="float" office:value="5792" calcext:value-type="float">
            <text:p>57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46</text:p>
          </table:table-cell>
          <table:table-cell office:value-type="float" office:value="16.748538" calcext:value-type="float">
            <text:p>16.748538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" calcext:value-type="float">
            <text:p>0</text:p>
          </table:table-cell>
          <table:table-cell office:value-type="float" office:value="3908" calcext:value-type="float">
            <text:p>39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47</text:p>
          </table:table-cell>
          <table:table-cell office:value-type="float" office:value="25.075219" calcext:value-type="float">
            <text:p>25.075219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" calcext:value-type="float">
            <text:p>0</text:p>
          </table:table-cell>
          <table:table-cell office:value-type="float" office:value="1560" calcext:value-type="float">
            <text:p>15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48</text:p>
          </table:table-cell>
          <table:table-cell office:value-type="float" office:value="0.211992" calcext:value-type="float">
            <text:p>0.211992</text:p>
          </table:table-cell>
          <table:table-cell office:value-type="float" office:value="0.000347" calcext:value-type="float">
            <text:p>0.000347</text:p>
          </table:table-cell>
          <table:table-cell office:value-type="float" office:value="0" calcext:value-type="float">
            <text:p>0</text:p>
          </table:table-cell>
          <table:table-cell office:value-type="float" office:value="16732" calcext:value-type="float">
            <text:p>16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49</text:p>
          </table:table-cell>
          <table:table-cell office:value-type="float" office:value="50.152191" calcext:value-type="float">
            <text:p>50.152191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" calcext:value-type="float">
            <text:p>0</text:p>
          </table:table-cell>
          <table:table-cell office:value-type="float" office:value="2059" calcext:value-type="float">
            <text:p>2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6:5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05</text:p>
          </table:table-cell>
          <table:table-cell office:value-type="float" office:value="50.12829" calcext:value-type="float">
            <text:p>50.12829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15899" calcext:value-type="float">
            <text:p>15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06</text:p>
          </table:table-cell>
          <table:table-cell office:value-type="float" office:value="0.104578" calcext:value-type="float">
            <text:p>0.104578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5815" calcext:value-type="float">
            <text:p>58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07</text:p>
          </table:table-cell>
          <table:table-cell office:value-type="float" office:value="18.397122" calcext:value-type="float">
            <text:p>18.397122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1942" calcext:value-type="float">
            <text:p>194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08</text:p>
          </table:table-cell>
          <table:table-cell office:value-type="float" office:value="3.72479" calcext:value-type="float">
            <text:p>3.72479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486" calcext:value-type="float">
            <text:p>348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09</text:p>
          </table:table-cell>
          <table:table-cell office:value-type="float" office:value="3.209277" calcext:value-type="float">
            <text:p>3.209277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407" calcext:value-type="float">
            <text:p>340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10</text:p>
          </table:table-cell>
          <table:table-cell office:value-type="float" office:value="2.576488" calcext:value-type="float">
            <text:p>2.576488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269" calcext:value-type="float">
            <text:p>32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11</text:p>
          </table:table-cell>
          <table:table-cell office:value-type="float" office:value="4.018394" calcext:value-type="float">
            <text:p>4.018394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768" calcext:value-type="float">
            <text:p>276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12</text:p>
          </table:table-cell>
          <table:table-cell office:value-type="float" office:value="14.0341" calcext:value-type="float">
            <text:p>14.0341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2204" calcext:value-type="float">
            <text:p>220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13</text:p>
          </table:table-cell>
          <table:table-cell office:value-type="float" office:value="14.01056" calcext:value-type="float">
            <text:p>14.01056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14</text:p>
          </table:table-cell>
          <table:table-cell office:value-type="float" office:value="13.549132" calcext:value-type="float">
            <text:p>13.54913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2191" calcext:value-type="float">
            <text:p>219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15</text:p>
          </table:table-cell>
          <table:table-cell office:value-type="float" office:value="13.714496" calcext:value-type="float">
            <text:p>13.714496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2508" calcext:value-type="float">
            <text:p>250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16</text:p>
          </table:table-cell>
          <table:table-cell office:value-type="float" office:value="14.215296" calcext:value-type="float">
            <text:p>14.215296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2630" calcext:value-type="float">
            <text:p>263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17</text:p>
          </table:table-cell>
          <table:table-cell office:value-type="float" office:value="13.421346" calcext:value-type="float">
            <text:p>13.421346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2779" calcext:value-type="float">
            <text:p>277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18</text:p>
          </table:table-cell>
          <table:table-cell office:value-type="float" office:value="12.02567" calcext:value-type="float">
            <text:p>12.02567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2366" calcext:value-type="float">
            <text:p>23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19</text:p>
          </table:table-cell>
          <table:table-cell office:value-type="float" office:value="15.202706" calcext:value-type="float">
            <text:p>15.20270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144" calcext:value-type="float">
            <text:p>214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20</text:p>
          </table:table-cell>
          <table:table-cell office:value-type="float" office:value="12.501558" calcext:value-type="float">
            <text:p>12.501558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537" calcext:value-type="float">
            <text:p>353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21</text:p>
          </table:table-cell>
          <table:table-cell office:value-type="float" office:value="12.471097" calcext:value-type="float">
            <text:p>12.471097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740" calcext:value-type="float">
            <text:p>274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22</text:p>
          </table:table-cell>
          <table:table-cell office:value-type="float" office:value="12.856846" calcext:value-type="float">
            <text:p>12.856846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399" calcext:value-type="float">
            <text:p>33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23</text:p>
          </table:table-cell>
          <table:table-cell office:value-type="float" office:value="15.504273" calcext:value-type="float">
            <text:p>15.504273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2332" calcext:value-type="float">
            <text:p>23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24</text:p>
          </table:table-cell>
          <table:table-cell office:value-type="float" office:value="14.626812" calcext:value-type="float">
            <text:p>14.626812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4094" calcext:value-type="float">
            <text:p>409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25</text:p>
          </table:table-cell>
          <table:table-cell office:value-type="float" office:value="9.728396" calcext:value-type="float">
            <text:p>9.728396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611" calcext:value-type="float">
            <text:p>26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26</text:p>
          </table:table-cell>
          <table:table-cell office:value-type="float" office:value="11.967138" calcext:value-type="float">
            <text:p>11.967138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2780" calcext:value-type="float">
            <text:p>27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27</text:p>
          </table:table-cell>
          <table:table-cell office:value-type="float" office:value="10.141528" calcext:value-type="float">
            <text:p>10.141528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248" calcext:value-type="float">
            <text:p>32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28</text:p>
          </table:table-cell>
          <table:table-cell office:value-type="float" office:value="15.494595" calcext:value-type="float">
            <text:p>15.494595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321" calcext:value-type="float">
            <text:p>23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29</text:p>
          </table:table-cell>
          <table:table-cell office:value-type="float" office:value="15.126248" calcext:value-type="float">
            <text:p>15.126248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831" calcext:value-type="float">
            <text:p>28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30</text:p>
          </table:table-cell>
          <table:table-cell office:value-type="float" office:value="21.550303" calcext:value-type="float">
            <text:p>21.550303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31</text:p>
          </table:table-cell>
          <table:table-cell office:value-type="float" office:value="25.057663" calcext:value-type="float">
            <text:p>25.057663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32</text:p>
          </table:table-cell>
          <table:table-cell office:value-type="float" office:value="50.049174" calcext:value-type="float">
            <text:p>50.049174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33</text:p>
          </table:table-cell>
          <table:table-cell office:value-type="float" office:value="25.085673" calcext:value-type="float">
            <text:p>25.085673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" calcext:value-type="float">
            <text:p>0</text:p>
          </table:table-cell>
          <table:table-cell office:value-type="float" office:value="2397" calcext:value-type="float">
            <text:p>23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34</text:p>
          </table:table-cell>
          <table:table-cell office:value-type="float" office:value="0.070294" calcext:value-type="float">
            <text:p>0.070294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3886" calcext:value-type="float">
            <text:p>38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35</text:p>
          </table:table-cell>
          <table:table-cell office:value-type="float" office:value="8.611855" calcext:value-type="float">
            <text:p>8.611855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" calcext:value-type="float">
            <text:p>0</text:p>
          </table:table-cell>
          <table:table-cell office:value-type="float" office:value="1816" calcext:value-type="float">
            <text:p>18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36</text:p>
          </table:table-cell>
          <table:table-cell office:value-type="float" office:value="27.015222" calcext:value-type="float">
            <text:p>27.015222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37</text:p>
          </table:table-cell>
          <table:table-cell office:value-type="float" office:value="16.798168" calcext:value-type="float">
            <text:p>16.798168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38</text:p>
          </table:table-cell>
          <table:table-cell office:value-type="float" office:value="29.284314" calcext:value-type="float">
            <text:p>29.284314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1714" calcext:value-type="float">
            <text:p>17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39</text:p>
          </table:table-cell>
          <table:table-cell office:value-type="float" office:value="100.005944" calcext:value-type="float">
            <text:p>100.005944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4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4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4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45</text:p>
          </table:table-cell>
          <table:table-cell office:value-type="float" office:value="1.86385" calcext:value-type="float">
            <text:p>1.8638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442" calcext:value-type="float">
            <text:p>34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46</text:p>
          </table:table-cell>
          <table:table-cell office:value-type="float" office:value="25.236636" calcext:value-type="float">
            <text:p>25.236636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47</text:p>
          </table:table-cell>
          <table:table-cell office:value-type="float" office:value="17.942307" calcext:value-type="float">
            <text:p>17.942307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2904" calcext:value-type="float">
            <text:p>29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48</text:p>
          </table:table-cell>
          <table:table-cell office:value-type="float" office:value="27.912595" calcext:value-type="float">
            <text:p>27.91259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49</text:p>
          </table:table-cell>
          <table:table-cell office:value-type="float" office:value="18.161722" calcext:value-type="float">
            <text:p>18.16172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1473" calcext:value-type="float">
            <text:p>14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50</text:p>
          </table:table-cell>
          <table:table-cell office:value-type="float" office:value="2.870051" calcext:value-type="float">
            <text:p>2.870051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" calcext:value-type="float">
            <text:p>0</text:p>
          </table:table-cell>
          <table:table-cell office:value-type="float" office:value="2959" calcext:value-type="float">
            <text:p>2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5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53</text:p>
          </table:table-cell>
          <table:table-cell office:value-type="float" office:value="22.940009" calcext:value-type="float">
            <text:p>22.940009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225" calcext:value-type="float">
            <text:p>22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54</text:p>
          </table:table-cell>
          <table:table-cell office:value-type="float" office:value="0.950872" calcext:value-type="float">
            <text:p>0.950872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" calcext:value-type="float">
            <text:p>0</text:p>
          </table:table-cell>
          <table:table-cell office:value-type="float" office:value="2158" calcext:value-type="float">
            <text:p>21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55</text:p>
          </table:table-cell>
          <table:table-cell office:value-type="float" office:value="37.564459" calcext:value-type="float">
            <text:p>37.564459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" calcext:value-type="float">
            <text:p>0</text:p>
          </table:table-cell>
          <table:table-cell office:value-type="float" office:value="2457" calcext:value-type="float">
            <text:p>24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56</text:p>
          </table:table-cell>
          <table:table-cell office:value-type="float" office:value="5.345336" calcext:value-type="float">
            <text:p>5.345336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57</text:p>
          </table:table-cell>
          <table:table-cell office:value-type="float" office:value="10.201437" calcext:value-type="float">
            <text:p>10.201437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58</text:p>
          </table:table-cell>
          <table:table-cell office:value-type="float" office:value="11.075642" calcext:value-type="float">
            <text:p>11.075642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7:59</text:p>
          </table:table-cell>
          <table:table-cell office:value-type="float" office:value="15.581549" calcext:value-type="float">
            <text:p>15.581549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3094" calcext:value-type="float">
            <text:p>30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00</text:p>
          </table:table-cell>
          <table:table-cell office:value-type="float" office:value="7.020623" calcext:value-type="float">
            <text:p>7.020623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144" calcext:value-type="float">
            <text:p>21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01</text:p>
          </table:table-cell>
          <table:table-cell office:value-type="float" office:value="17.8684" calcext:value-type="float">
            <text:p>17.8684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386" calcext:value-type="float">
            <text:p>238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02</text:p>
          </table:table-cell>
          <table:table-cell office:value-type="float" office:value="10.466259" calcext:value-type="float">
            <text:p>10.46625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03</text:p>
          </table:table-cell>
          <table:table-cell office:value-type="float" office:value="7.973868" calcext:value-type="float">
            <text:p>7.973868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" calcext:value-type="float">
            <text:p>0</text:p>
          </table:table-cell>
          <table:table-cell office:value-type="float" office:value="1995" calcext:value-type="float">
            <text:p>199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04</text:p>
          </table:table-cell>
          <table:table-cell office:value-type="float" office:value="8.935597" calcext:value-type="float">
            <text:p>8.935597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2797" calcext:value-type="float">
            <text:p>279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05</text:p>
          </table:table-cell>
          <table:table-cell office:value-type="float" office:value="9.04029" calcext:value-type="float">
            <text:p>9.04029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06</text:p>
          </table:table-cell>
          <table:table-cell office:value-type="float" office:value="9.367933" calcext:value-type="float">
            <text:p>9.367933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" calcext:value-type="float">
            <text:p>0</text:p>
          </table:table-cell>
          <table:table-cell office:value-type="float" office:value="2160" calcext:value-type="float">
            <text:p>216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07</text:p>
          </table:table-cell>
          <table:table-cell office:value-type="float" office:value="10.089438" calcext:value-type="float">
            <text:p>10.08943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" calcext:value-type="float">
            <text:p>0</text:p>
          </table:table-cell>
          <table:table-cell office:value-type="float" office:value="1975" calcext:value-type="float">
            <text:p>197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08</text:p>
          </table:table-cell>
          <table:table-cell office:value-type="float" office:value="8.381042" calcext:value-type="float">
            <text:p>8.381042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" calcext:value-type="float">
            <text:p>0</text:p>
          </table:table-cell>
          <table:table-cell office:value-type="float" office:value="2402" calcext:value-type="float">
            <text:p>240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09</text:p>
          </table:table-cell>
          <table:table-cell office:value-type="float" office:value="8.331833" calcext:value-type="float">
            <text:p>8.331833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" calcext:value-type="float">
            <text:p>0</text:p>
          </table:table-cell>
          <table:table-cell office:value-type="float" office:value="2025" calcext:value-type="float">
            <text:p>202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10</text:p>
          </table:table-cell>
          <table:table-cell office:value-type="float" office:value="9.345505" calcext:value-type="float">
            <text:p>9.3455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11</text:p>
          </table:table-cell>
          <table:table-cell office:value-type="float" office:value="7.718139" calcext:value-type="float">
            <text:p>7.718139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3290" calcext:value-type="float">
            <text:p>329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12</text:p>
          </table:table-cell>
          <table:table-cell office:value-type="float" office:value="0.976855" calcext:value-type="float">
            <text:p>0.97685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" calcext:value-type="float">
            <text:p>0</text:p>
          </table:table-cell>
          <table:table-cell office:value-type="float" office:value="3453" calcext:value-type="float">
            <text:p>34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13</text:p>
          </table:table-cell>
          <table:table-cell office:value-type="float" office:value="0.364138" calcext:value-type="float">
            <text:p>0.364138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3068" calcext:value-type="float">
            <text:p>306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14</text:p>
          </table:table-cell>
          <table:table-cell office:value-type="float" office:value="1.130447" calcext:value-type="float">
            <text:p>1.130447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" calcext:value-type="float">
            <text:p>0</text:p>
          </table:table-cell>
          <table:table-cell office:value-type="float" office:value="3120" calcext:value-type="float">
            <text:p>312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15</text:p>
          </table:table-cell>
          <table:table-cell office:value-type="float" office:value="1.070756" calcext:value-type="float">
            <text:p>1.070756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" calcext:value-type="float">
            <text:p>0</text:p>
          </table:table-cell>
          <table:table-cell office:value-type="float" office:value="2477" calcext:value-type="float">
            <text:p>247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16</text:p>
          </table:table-cell>
          <table:table-cell office:value-type="float" office:value="0.271443" calcext:value-type="float">
            <text:p>0.271443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288" calcext:value-type="float">
            <text:p>328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17</text:p>
          </table:table-cell>
          <table:table-cell office:value-type="float" office:value="0.237049" calcext:value-type="float">
            <text:p>0.237049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" calcext:value-type="float">
            <text:p>0</text:p>
          </table:table-cell>
          <table:table-cell office:value-type="float" office:value="3073" calcext:value-type="float">
            <text:p>307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18</text:p>
          </table:table-cell>
          <table:table-cell office:value-type="float" office:value="2.850745" calcext:value-type="float">
            <text:p>2.85074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772" calcext:value-type="float">
            <text:p>277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19</text:p>
          </table:table-cell>
          <table:table-cell office:value-type="float" office:value="0.788386" calcext:value-type="float">
            <text:p>0.788386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" calcext:value-type="float">
            <text:p>0</text:p>
          </table:table-cell>
          <table:table-cell office:value-type="float" office:value="3245" calcext:value-type="float">
            <text:p>324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20</text:p>
          </table:table-cell>
          <table:table-cell office:value-type="float" office:value="1.474206" calcext:value-type="float">
            <text:p>1.474206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21</text:p>
          </table:table-cell>
          <table:table-cell office:value-type="float" office:value="0.671773" calcext:value-type="float">
            <text:p>0.671773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" calcext:value-type="float">
            <text:p>0</text:p>
          </table:table-cell>
          <table:table-cell office:value-type="float" office:value="3270" calcext:value-type="float">
            <text:p>327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22</text:p>
          </table:table-cell>
          <table:table-cell office:value-type="float" office:value="1.425982" calcext:value-type="float">
            <text:p>1.425982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2807" calcext:value-type="float">
            <text:p>280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23</text:p>
          </table:table-cell>
          <table:table-cell office:value-type="float" office:value="1.078341" calcext:value-type="float">
            <text:p>1.078341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2266" calcext:value-type="float">
            <text:p>226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24</text:p>
          </table:table-cell>
          <table:table-cell office:value-type="float" office:value="0.652826" calcext:value-type="float">
            <text:p>0.652826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2744" calcext:value-type="float">
            <text:p>274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25</text:p>
          </table:table-cell>
          <table:table-cell office:value-type="float" office:value="0.995299" calcext:value-type="float">
            <text:p>0.99529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" calcext:value-type="float">
            <text:p>0</text:p>
          </table:table-cell>
          <table:table-cell office:value-type="float" office:value="3942" calcext:value-type="float">
            <text:p>39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26</text:p>
          </table:table-cell>
          <table:table-cell office:value-type="float" office:value="1.042143" calcext:value-type="float">
            <text:p>1.042143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" calcext:value-type="float">
            <text:p>0</text:p>
          </table:table-cell>
          <table:table-cell office:value-type="float" office:value="3174" calcext:value-type="float">
            <text:p>317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27</text:p>
          </table:table-cell>
          <table:table-cell office:value-type="float" office:value="0.31667" calcext:value-type="float">
            <text:p>0.31667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003" calcext:value-type="float">
            <text:p>300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28</text:p>
          </table:table-cell>
          <table:table-cell office:value-type="float" office:value="0.591478" calcext:value-type="float">
            <text:p>0.591478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3364" calcext:value-type="float">
            <text:p>33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29</text:p>
          </table:table-cell>
          <table:table-cell office:value-type="float" office:value="2.481598" calcext:value-type="float">
            <text:p>2.481598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2825" calcext:value-type="float">
            <text:p>282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30</text:p>
          </table:table-cell>
          <table:table-cell office:value-type="float" office:value="0.685469" calcext:value-type="float">
            <text:p>0.685469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285" calcext:value-type="float">
            <text:p>328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31</text:p>
          </table:table-cell>
          <table:table-cell office:value-type="float" office:value="0.73058" calcext:value-type="float">
            <text:p>0.73058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3264" calcext:value-type="float">
            <text:p>326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32</text:p>
          </table:table-cell>
          <table:table-cell office:value-type="float" office:value="0.678839" calcext:value-type="float">
            <text:p>0.678839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045" calcext:value-type="float">
            <text:p>304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33</text:p>
          </table:table-cell>
          <table:table-cell office:value-type="float" office:value="1.069256" calcext:value-type="float">
            <text:p>1.06925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818" calcext:value-type="float">
            <text:p>28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34</text:p>
          </table:table-cell>
          <table:table-cell office:value-type="float" office:value="2.714242" calcext:value-type="float">
            <text:p>2.71424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494" calcext:value-type="float">
            <text:p>349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35</text:p>
          </table:table-cell>
          <table:table-cell office:value-type="float" office:value="1.12288" calcext:value-type="float">
            <text:p>1.12288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" calcext:value-type="float">
            <text:p>0</text:p>
          </table:table-cell>
          <table:table-cell office:value-type="float" office:value="2726" calcext:value-type="float">
            <text:p>272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36</text:p>
          </table:table-cell>
          <table:table-cell office:value-type="float" office:value="1.532384" calcext:value-type="float">
            <text:p>1.532384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2983" calcext:value-type="float">
            <text:p>298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37</text:p>
          </table:table-cell>
          <table:table-cell office:value-type="float" office:value="0.23215" calcext:value-type="float">
            <text:p>0.2321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183" calcext:value-type="float">
            <text:p>31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38</text:p>
          </table:table-cell>
          <table:table-cell office:value-type="float" office:value="0.231063" calcext:value-type="float">
            <text:p>0.231063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39</text:p>
          </table:table-cell>
          <table:table-cell office:value-type="float" office:value="1.104122" calcext:value-type="float">
            <text:p>1.10412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2750" calcext:value-type="float">
            <text:p>275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40</text:p>
          </table:table-cell>
          <table:table-cell office:value-type="float" office:value="1.468041" calcext:value-type="float">
            <text:p>1.468041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004" calcext:value-type="float">
            <text:p>300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41</text:p>
          </table:table-cell>
          <table:table-cell office:value-type="float" office:value="2.793504" calcext:value-type="float">
            <text:p>2.793504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2827" calcext:value-type="float">
            <text:p>282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42</text:p>
          </table:table-cell>
          <table:table-cell office:value-type="float" office:value="1.601866" calcext:value-type="float">
            <text:p>1.601866</text:p>
          </table:table-cell>
          <table:table-cell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3547" calcext:value-type="float">
            <text:p>354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43</text:p>
          </table:table-cell>
          <table:table-cell office:value-type="float" office:value="1.11263" calcext:value-type="float">
            <text:p>1.11263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44</text:p>
          </table:table-cell>
          <table:table-cell office:value-type="float" office:value="0.71119" calcext:value-type="float">
            <text:p>0.71119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2999" calcext:value-type="float">
            <text:p>299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45</text:p>
          </table:table-cell>
          <table:table-cell office:value-type="float" office:value="0.637" calcext:value-type="float">
            <text:p>0.637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" calcext:value-type="float">
            <text:p>0</text:p>
          </table:table-cell>
          <table:table-cell office:value-type="float" office:value="2951" calcext:value-type="float">
            <text:p>295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46</text:p>
          </table:table-cell>
          <table:table-cell office:value-type="float" office:value="1.044803" calcext:value-type="float">
            <text:p>1.044803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" calcext:value-type="float">
            <text:p>0</text:p>
          </table:table-cell>
          <table:table-cell office:value-type="float" office:value="3325" calcext:value-type="float">
            <text:p>33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47</text:p>
          </table:table-cell>
          <table:table-cell office:value-type="float" office:value="0.648312" calcext:value-type="float">
            <text:p>0.648312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" calcext:value-type="float">
            <text:p>0</text:p>
          </table:table-cell>
          <table:table-cell office:value-type="float" office:value="3653" calcext:value-type="float">
            <text:p>365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48</text:p>
          </table:table-cell>
          <table:table-cell office:value-type="float" office:value="1.060573" calcext:value-type="float">
            <text:p>1.060573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3470" calcext:value-type="float">
            <text:p>347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49</text:p>
          </table:table-cell>
          <table:table-cell office:value-type="float" office:value="1.001952" calcext:value-type="float">
            <text:p>1.001952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851" calcext:value-type="float">
            <text:p>285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50</text:p>
          </table:table-cell>
          <table:table-cell office:value-type="float" office:value="0.726682" calcext:value-type="float">
            <text:p>0.726682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2888" calcext:value-type="float">
            <text:p>288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51</text:p>
          </table:table-cell>
          <table:table-cell office:value-type="float" office:value="1.294967" calcext:value-type="float">
            <text:p>1.294967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2539" calcext:value-type="float">
            <text:p>253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52</text:p>
          </table:table-cell>
          <table:table-cell office:value-type="float" office:value="1.307127" calcext:value-type="float">
            <text:p>1.307127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914" calcext:value-type="float">
            <text:p>291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53</text:p>
          </table:table-cell>
          <table:table-cell office:value-type="float" office:value="0.527011" calcext:value-type="float">
            <text:p>0.527011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048" calcext:value-type="float">
            <text:p>304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54</text:p>
          </table:table-cell>
          <table:table-cell office:value-type="float" office:value="0.979397" calcext:value-type="float">
            <text:p>0.979397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879" calcext:value-type="float">
            <text:p>287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55</text:p>
          </table:table-cell>
          <table:table-cell office:value-type="float" office:value="0.624044" calcext:value-type="float">
            <text:p>0.62404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56</text:p>
          </table:table-cell>
          <table:table-cell office:value-type="float" office:value="0.657115" calcext:value-type="float">
            <text:p>0.657115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" calcext:value-type="float">
            <text:p>0</text:p>
          </table:table-cell>
          <table:table-cell office:value-type="float" office:value="3031" calcext:value-type="float">
            <text:p>303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57</text:p>
          </table:table-cell>
          <table:table-cell office:value-type="float" office:value="1.429949" calcext:value-type="float">
            <text:p>1.429949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2772" calcext:value-type="float">
            <text:p>277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58</text:p>
          </table:table-cell>
          <table:table-cell office:value-type="float" office:value="1.622467" calcext:value-type="float">
            <text:p>1.622467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2646" calcext:value-type="float">
            <text:p>264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8:59</text:p>
          </table:table-cell>
          <table:table-cell office:value-type="float" office:value="2.087004" calcext:value-type="float">
            <text:p>2.087004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3027" calcext:value-type="float">
            <text:p>3027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9:00</text:p>
          </table:table-cell>
          <table:table-cell office:value-type="float" office:value="10.490564" calcext:value-type="float">
            <text:p>10.490564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2362" calcext:value-type="float">
            <text:p>236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9:01</text:p>
          </table:table-cell>
          <table:table-cell office:value-type="float" office:value="11.168103" calcext:value-type="float">
            <text:p>11.16810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2513" calcext:value-type="float">
            <text:p>251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59:02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3:07:28.852938173</dc:date>
    <meta:editing-duration>PT4M7S</meta:editing-duration>
    <meta:editing-cycles>1</meta:editing-cycles>
    <meta:document-statistic meta:table-count="1" meta:cell-count="2107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69.C1:test269.D301" chart:data-source-has-labels="row" svg:x="0.32cm" svg:y="0.18cm" svg:width="13.361cm" svg:height="8.64cm">
          <chartooo:coordinate-region svg:x="1.127cm" svg:y="0.301cm" svg:width="12.554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9.C2:test269.C301" chart:label-cell-address="test269.C1:test269.C1" chart:class="chart:bar">
            <chart:data-point chart:repeated="300"/>
          </chart:series>
          <chart:series chart:style-name="ch8" chart:values-cell-range-address="test269.D2:test269.D301" chart:label-cell-address="test269.D1:test269.D1" chart:class="chart:bar">
            <chart:data-point chart:repeated="3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69.C1:test269.C1</svg:desc>
                </draw:g>
              </table:table-cell>
              <table:table-cell office:value-type="string">
                <text:p>xfertime</text:p>
                <draw:g>
                  <svg:desc>test269.D1:test269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746">
                <text:p>0.010746</text:p>
                <draw:g>
                  <svg:desc>test269.C2:test269.C301</svg:desc>
                </draw:g>
              </table:table-cell>
              <table:table-cell office:value-type="float" office:value="0.000095">
                <text:p>0.000095</text:p>
                <draw:g>
                  <svg:desc>test269.D2:test269.D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16">
                <text:p>0.01016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224">
                <text:p>0.013224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8434">
                <text:p>0.018434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841">
                <text:p>0.010841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549">
                <text:p>0.010549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908">
                <text:p>0.010908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733">
                <text:p>0.00973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1582">
                <text:p>0.021582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43">
                <text:p>0.0154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4443">
                <text:p>0.014443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664">
                <text:p>0.011664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391">
                <text:p>0.015391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286">
                <text:p>0.014286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2691">
                <text:p>0.04269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8413">
                <text:p>0.038413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791">
                <text:p>0.010791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0365">
                <text:p>0.010365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0859">
                <text:p>0.010859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9837">
                <text:p>0.009837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0364">
                <text:p>0.01036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3581">
                <text:p>0.013581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131">
                <text:p>0.011131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5833">
                <text:p>0.015833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3622">
                <text:p>0.023622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0673">
                <text:p>0.010673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288">
                <text:p>0.01288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1673">
                <text:p>0.011673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351">
                <text:p>0.011351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2579">
                <text:p>0.012579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3">
                <text:p>0.0153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651">
                <text:p>0.011651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9201">
                <text:p>0.039201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3601">
                <text:p>0.013601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2342">
                <text:p>0.012342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2762">
                <text:p>0.012762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4973">
                <text:p>0.014973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0032">
                <text:p>0.010032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1289">
                <text:p>0.011289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5984">
                <text:p>0.01598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5007">
                <text:p>0.015007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7403">
                <text:p>0.017403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3162">
                <text:p>0.013162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035">
                <text:p>0.01035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8516">
                <text:p>0.01851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9119">
                <text:p>0.019119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7209">
                <text:p>0.017209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8091">
                <text:p>0.038091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4723">
                <text:p>0.014723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2731">
                <text:p>0.012731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8471">
                <text:p>0.018471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1371">
                <text:p>0.011371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2628">
                <text:p>0.022628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9965">
                <text:p>0.009965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2217">
                <text:p>0.012217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0785">
                <text:p>0.010785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4835">
                <text:p>0.01483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0303">
                <text:p>0.010303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107">
                <text:p>0.01107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615">
                <text:p>0.01615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1983">
                <text:p>0.011983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3366">
                <text:p>0.013366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4053">
                <text:p>0.02405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1584">
                <text:p>0.031584</text:p>
              </table:table-cell>
              <table:table-cell office:value-type="float" office:value="0.000258">
                <text:p>0.0002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0802">
                <text:p>0.010802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0431">
                <text:p>0.010431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0659">
                <text:p>0.010659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3705">
                <text:p>0.01370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8321">
                <text:p>0.018321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5361">
                <text:p>0.01536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2775">
                <text:p>0.012775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4004">
                <text:p>0.014004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3204">
                <text:p>0.013204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4468">
                <text:p>0.024468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8971">
                <text:p>0.018971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2724">
                <text:p>0.012724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1578">
                <text:p>0.031578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6553">
                <text:p>0.02655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1745">
                <text:p>0.01174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0972">
                <text:p>0.010972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737">
                <text:p>0.01737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3711">
                <text:p>0.01371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1898">
                <text:p>0.01189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507">
                <text:p>0.01507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0568">
                <text:p>0.020568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5288">
                <text:p>0.015288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0569">
                <text:p>0.010569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938">
                <text:p>0.010938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6341">
                <text:p>0.036341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7364">
                <text:p>0.037364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2324">
                <text:p>0.042324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2368">
                <text:p>0.012368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2742">
                <text:p>0.012742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0889">
                <text:p>0.020889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0566">
                <text:p>0.010566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0422">
                <text:p>0.010422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9878">
                <text:p>0.009878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4958">
                <text:p>0.014958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621">
                <text:p>0.02621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5575">
                <text:p>0.015575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8861">
                <text:p>0.018861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879">
                <text:p>0.01879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3436">
                <text:p>0.013436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1748">
                <text:p>0.01174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5711">
                <text:p>0.015711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5088">
                <text:p>0.035088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0967">
                <text:p>0.02096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0644">
                <text:p>0.020644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1112">
                <text:p>0.031112</text:p>
              </table:table-cell>
              <table:table-cell office:value-type="float" office:value="0.000225">
                <text:p>0.0002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9887">
                <text:p>0.019887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3512">
                <text:p>0.023512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1258">
                <text:p>0.021258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2344">
                <text:p>0.012344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7706">
                <text:p>0.01770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1513">
                <text:p>0.011513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7537">
                <text:p>0.017537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1756">
                <text:p>0.021756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5028">
                <text:p>0.015028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5841">
                <text:p>0.015841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7316">
                <text:p>0.017316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4329">
                <text:p>0.014329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5289">
                <text:p>0.025289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8155">
                <text:p>0.028155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0495">
                <text:p>0.05049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1404">
                <text:p>0.011404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01577">
                <text:p>0.601577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807713">
                <text:p>4.807713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.636998">
                <text:p>18.636998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.34498">
                <text:p>22.34498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.196478">
                <text:p>22.196478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441793">
                <text:p>20.44179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788726">
                <text:p>26.78872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.197177">
                <text:p>17.197177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064113">
                <text:p>21.064113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.821184">
                <text:p>22.821184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795909">
                <text:p>22.795909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.316831">
                <text:p>34.316831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0.077806">
                <text:p>50.077806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23032">
                <text:p>0.123032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0.207246">
                <text:p>50.207246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.003602">
                <text:p>100.003602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443849">
                <text:p>7.443849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.582892">
                <text:p>22.58289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.418294">
                <text:p>20.418294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156315">
                <text:p>18.156315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831595">
                <text:p>18.831595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.27374">
                <text:p>18.27374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947361">
                <text:p>20.947361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761937">
                <text:p>16.761937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683699">
                <text:p>19.683699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.569686">
                <text:p>21.569686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63733">
                <text:p>19.63733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083037">
                <text:p>3.083037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36221">
                <text:p>0.236221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32029">
                <text:p>0.132029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32614">
                <text:p>0.232614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4339">
                <text:p>0.164339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74836">
                <text:p>3.274836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370953">
                <text:p>6.370953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59572">
                <text:p>0.259572</text:p>
              </table:table-cell>
              <table:table-cell office:value-type="float" office:value="0.000216">
                <text:p>0.0002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55719">
                <text:p>0.255719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171362">
                <text:p>10.17136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33231">
                <text:p>0.133231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365081">
                <text:p>4.36508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701767">
                <text:p>4.701767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89615">
                <text:p>0.48961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26893">
                <text:p>0.426893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22311">
                <text:p>0.222311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.223777">
                <text:p>11.223777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30476">
                <text:p>31.30476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19348">
                <text:p>0.219348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748538">
                <text:p>16.748538</text:p>
              </table:table-cell>
              <table:table-cell office:value-type="float" office:value="0.000255">
                <text:p>0.0002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.075219">
                <text:p>25.075219</text:p>
              </table:table-cell>
              <table:table-cell office:value-type="float" office:value="0.000439">
                <text:p>0.0004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11992">
                <text:p>0.211992</text:p>
              </table:table-cell>
              <table:table-cell office:value-type="float" office:value="0.000347">
                <text:p>0.0003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.152191">
                <text:p>50.152191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0.12829">
                <text:p>50.12829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04578">
                <text:p>0.104578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397122">
                <text:p>18.397122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479">
                <text:p>3.72479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209277">
                <text:p>3.209277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576488">
                <text:p>2.576488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018394">
                <text:p>4.018394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.0341">
                <text:p>14.0341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.01056">
                <text:p>14.01056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.549132">
                <text:p>13.549132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714496">
                <text:p>13.714496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215296">
                <text:p>14.21529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421346">
                <text:p>13.421346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02567">
                <text:p>12.02567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.202706">
                <text:p>15.202706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501558">
                <text:p>12.501558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.471097">
                <text:p>12.47109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856846">
                <text:p>12.856846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.504273">
                <text:p>15.504273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.626812">
                <text:p>14.62681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728396">
                <text:p>9.728396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.967138">
                <text:p>11.967138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141528">
                <text:p>10.141528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.494595">
                <text:p>15.494595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.126248">
                <text:p>15.126248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550303">
                <text:p>21.550303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.057663">
                <text:p>25.057663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.049174">
                <text:p>50.049174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.085673">
                <text:p>25.085673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70294">
                <text:p>0.070294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611855">
                <text:p>8.611855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7.015222">
                <text:p>27.01522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.798168">
                <text:p>16.798168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.284314">
                <text:p>29.284314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0.005944">
                <text:p>100.005944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6385">
                <text:p>1.8638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.236636">
                <text:p>25.236636</text:p>
              </table:table-cell>
              <table:table-cell office:value-type="float" office:value="0.000281">
                <text:p>0.0002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.942307">
                <text:p>17.942307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.912595">
                <text:p>27.912595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.161722">
                <text:p>18.161722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870051">
                <text:p>2.870051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.940009">
                <text:p>22.940009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50872">
                <text:p>0.950872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.564459">
                <text:p>37.564459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345336">
                <text:p>5.345336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.201437">
                <text:p>10.201437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075642">
                <text:p>11.075642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.581549">
                <text:p>15.581549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020623">
                <text:p>7.02062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.8684">
                <text:p>17.8684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.466259">
                <text:p>10.46625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973868">
                <text:p>7.973868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935597">
                <text:p>8.935597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04029">
                <text:p>9.04029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367933">
                <text:p>9.367933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.089438">
                <text:p>10.089438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381042">
                <text:p>8.381042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331833">
                <text:p>8.331833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345505">
                <text:p>9.345505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718139">
                <text:p>7.71813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76855">
                <text:p>0.976855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64138">
                <text:p>0.364138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130447">
                <text:p>1.130447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070756">
                <text:p>1.070756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71443">
                <text:p>0.271443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37049">
                <text:p>0.237049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850745">
                <text:p>2.850745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88386">
                <text:p>0.788386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474206">
                <text:p>1.474206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71773">
                <text:p>0.671773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425982">
                <text:p>1.425982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078341">
                <text:p>1.07834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52826">
                <text:p>0.652826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95299">
                <text:p>0.995299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042143">
                <text:p>1.042143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1667">
                <text:p>0.31667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91478">
                <text:p>0.591478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481598">
                <text:p>2.481598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685469">
                <text:p>0.685469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3058">
                <text:p>0.73058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78839">
                <text:p>0.678839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069256">
                <text:p>1.069256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4242">
                <text:p>2.714242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12288">
                <text:p>1.12288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32384">
                <text:p>1.532384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3215">
                <text:p>0.2321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31063">
                <text:p>0.231063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104122">
                <text:p>1.104122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468041">
                <text:p>1.468041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93504">
                <text:p>2.793504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601866">
                <text:p>1.601866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11263">
                <text:p>1.11263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1119">
                <text:p>0.71119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37">
                <text:p>0.637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044803">
                <text:p>1.044803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48312">
                <text:p>0.648312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060573">
                <text:p>1.060573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001952">
                <text:p>1.001952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26682">
                <text:p>0.726682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294967">
                <text:p>1.29496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307127">
                <text:p>1.30712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27011">
                <text:p>0.52701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79397">
                <text:p>0.979397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624044">
                <text:p>0.624044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657115">
                <text:p>0.657115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429949">
                <text:p>1.429949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622467">
                <text:p>1.622467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087004">
                <text:p>2.087004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.490564">
                <text:p>10.490564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.168103">
                <text:p>11.168103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test269.F1:test269.F301" chart:data-source-has-labels="row" svg:x="0.32cm" svg:y="0.18cm" svg:width="13.758cm" svg:height="8.64cm">
          <chartooo:coordinate-region svg:x="1.497cm" svg:y="0.301cm" svg:width="12.581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9.F2:test269.F301" chart:label-cell-address="test269.F1:test269.F1" chart:class="chart:bar"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269.F1:test269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46">
                <text:p>2846</text:p>
                <draw:g>
                  <svg:desc>test269.F2:test269.F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34">
                <text:p>3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58">
                <text:p>3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66">
                <text:p>33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51">
                <text:p>32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17">
                <text:p>29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153">
                <text:p>51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054">
                <text:p>70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85">
                <text:p>36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792">
                <text:p>57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732">
                <text:p>167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899">
                <text:p>158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494">
                <text:p>34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269.G1:test269.G301 test269.C1:test269.D301" chart:data-source-has-labels="row" svg:x="0.32cm" svg:y="0.18cm" svg:width="13.361cm" svg:height="8.64cm">
          <chartooo:coordinate-region svg:x="0.941cm" svg:y="0.353cm" svg:width="12.274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269.C2:test269.C301" chart:label-cell-address="test269.C1:test269.C1" chart:class="chart:scatter">
            <chart:domain table:cell-range-address="test269.G2:test269.G301"/>
            <chart:data-point chart:repeated="300"/>
          </chart:series>
          <chart:series chart:style-name="ch7" chart:values-cell-range-address="test269.D2:test269.D301" chart:label-cell-address="test269.D1:test269.D1" chart:class="chart:scatter"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69.C1:test269.C1</svg:desc>
                </draw:g>
              </table:table-cell>
              <table:table-cell office:value-type="string">
                <text:p>xfertime</text:p>
                <draw:g>
                  <svg:desc>test269.D1:test269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9">
                <text:p>319</text:p>
                <draw:g>
                  <svg:desc>test269.G2:test269.G301</svg:desc>
                </draw:g>
              </table:table-cell>
              <table:table-cell office:value-type="float" office:value="0.010746">
                <text:p>0.010746</text:p>
                <draw:g>
                  <svg:desc>test269.C2:test269.C301</svg:desc>
                </draw:g>
              </table:table-cell>
              <table:table-cell office:value-type="float" office:value="0.000095">
                <text:p>0.000095</text:p>
                <draw:g>
                  <svg:desc>test269.D2:test269.D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  <table:table-cell office:value-type="float" office:value="0.01016">
                <text:p>0.01016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  <table:table-cell office:value-type="float" office:value="0.013224">
                <text:p>0.013224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  <table:table-cell office:value-type="float" office:value="0.018434">
                <text:p>0.018434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">
                <text:p>399</text:p>
              </table:table-cell>
              <table:table-cell office:value-type="float" office:value="0.010841">
                <text:p>0.010841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">
                <text:p>399</text:p>
              </table:table-cell>
              <table:table-cell office:value-type="float" office:value="0.010549">
                <text:p>0.010549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  <table:table-cell office:value-type="float" office:value="0.010908">
                <text:p>0.010908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  <table:table-cell office:value-type="float" office:value="0.009733">
                <text:p>0.00973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">
                <text:p>399</text:p>
              </table:table-cell>
              <table:table-cell office:value-type="float" office:value="0.021582">
                <text:p>0.021582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  <table:table-cell office:value-type="float" office:value="0.01543">
                <text:p>0.0154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">
                <text:p>399</text:p>
              </table:table-cell>
              <table:table-cell office:value-type="float" office:value="0.014443">
                <text:p>0.014443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">
                <text:p>399</text:p>
              </table:table-cell>
              <table:table-cell office:value-type="float" office:value="0.011664">
                <text:p>0.011664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9">
                <text:p>399</text:p>
              </table:table-cell>
              <table:table-cell office:value-type="float" office:value="0.015391">
                <text:p>0.015391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8">
                <text:p>398</text:p>
              </table:table-cell>
              <table:table-cell office:value-type="float" office:value="0.014286">
                <text:p>0.014286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9">
                <text:p>399</text:p>
              </table:table-cell>
              <table:table-cell office:value-type="float" office:value="0.042691">
                <text:p>0.04269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">
                <text:p>399</text:p>
              </table:table-cell>
              <table:table-cell office:value-type="float" office:value="0.038413">
                <text:p>0.038413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0.010791">
                <text:p>0.010791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  <table:table-cell office:value-type="float" office:value="0.010365">
                <text:p>0.010365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0.010859">
                <text:p>0.010859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0.009837">
                <text:p>0.009837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9">
                <text:p>399</text:p>
              </table:table-cell>
              <table:table-cell office:value-type="float" office:value="0.010364">
                <text:p>0.01036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9">
                <text:p>399</text:p>
              </table:table-cell>
              <table:table-cell office:value-type="float" office:value="0.013581">
                <text:p>0.013581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9">
                <text:p>399</text:p>
              </table:table-cell>
              <table:table-cell office:value-type="float" office:value="0.011131">
                <text:p>0.011131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9">
                <text:p>399</text:p>
              </table:table-cell>
              <table:table-cell office:value-type="float" office:value="0.015833">
                <text:p>0.015833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">
                <text:p>399</text:p>
              </table:table-cell>
              <table:table-cell office:value-type="float" office:value="0.023622">
                <text:p>0.023622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9">
                <text:p>399</text:p>
              </table:table-cell>
              <table:table-cell office:value-type="float" office:value="0.010673">
                <text:p>0.010673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9">
                <text:p>399</text:p>
              </table:table-cell>
              <table:table-cell office:value-type="float" office:value="0.01288">
                <text:p>0.01288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9">
                <text:p>399</text:p>
              </table:table-cell>
              <table:table-cell office:value-type="float" office:value="0.011673">
                <text:p>0.011673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9">
                <text:p>399</text:p>
              </table:table-cell>
              <table:table-cell office:value-type="float" office:value="0.011351">
                <text:p>0.011351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9">
                <text:p>399</text:p>
              </table:table-cell>
              <table:table-cell office:value-type="float" office:value="0.012579">
                <text:p>0.012579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">
                <text:p>399</text:p>
              </table:table-cell>
              <table:table-cell office:value-type="float" office:value="0.0153">
                <text:p>0.0153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  <table:table-cell office:value-type="float" office:value="0.011651">
                <text:p>0.011651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">
                <text:p>399</text:p>
              </table:table-cell>
              <table:table-cell office:value-type="float" office:value="0.039201">
                <text:p>0.039201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  <table:table-cell office:value-type="float" office:value="0.013601">
                <text:p>0.013601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  <table:table-cell office:value-type="float" office:value="0.012342">
                <text:p>0.012342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  <table:table-cell office:value-type="float" office:value="0.012762">
                <text:p>0.012762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  <table:table-cell office:value-type="float" office:value="0.014973">
                <text:p>0.014973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  <table:table-cell office:value-type="float" office:value="0.010032">
                <text:p>0.010032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  <table:table-cell office:value-type="float" office:value="0.011289">
                <text:p>0.011289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  <table:table-cell office:value-type="float" office:value="0.015984">
                <text:p>0.01598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9">
                <text:p>399</text:p>
              </table:table-cell>
              <table:table-cell office:value-type="float" office:value="0.015007">
                <text:p>0.015007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9">
                <text:p>399</text:p>
              </table:table-cell>
              <table:table-cell office:value-type="float" office:value="0.017403">
                <text:p>0.017403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6">
                <text:p>396</text:p>
              </table:table-cell>
              <table:table-cell office:value-type="float" office:value="0.013162">
                <text:p>0.013162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2">
                <text:p>402</text:p>
              </table:table-cell>
              <table:table-cell office:value-type="float" office:value="0.01035">
                <text:p>0.01035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9">
                <text:p>399</text:p>
              </table:table-cell>
              <table:table-cell office:value-type="float" office:value="0.018516">
                <text:p>0.01851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9">
                <text:p>399</text:p>
              </table:table-cell>
              <table:table-cell office:value-type="float" office:value="0.019119">
                <text:p>0.019119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9">
                <text:p>399</text:p>
              </table:table-cell>
              <table:table-cell office:value-type="float" office:value="0.017209">
                <text:p>0.017209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9">
                <text:p>399</text:p>
              </table:table-cell>
              <table:table-cell office:value-type="float" office:value="0.038091">
                <text:p>0.038091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9">
                <text:p>399</text:p>
              </table:table-cell>
              <table:table-cell office:value-type="float" office:value="0.014723">
                <text:p>0.014723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9">
                <text:p>399</text:p>
              </table:table-cell>
              <table:table-cell office:value-type="float" office:value="0.012731">
                <text:p>0.012731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8">
                <text:p>398</text:p>
              </table:table-cell>
              <table:table-cell office:value-type="float" office:value="0.018471">
                <text:p>0.018471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">
                <text:p>400</text:p>
              </table:table-cell>
              <table:table-cell office:value-type="float" office:value="0.011371">
                <text:p>0.011371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9">
                <text:p>399</text:p>
              </table:table-cell>
              <table:table-cell office:value-type="float" office:value="0.022628">
                <text:p>0.022628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8">
                <text:p>398</text:p>
              </table:table-cell>
              <table:table-cell office:value-type="float" office:value="0.009965">
                <text:p>0.009965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0">
                <text:p>400</text:p>
              </table:table-cell>
              <table:table-cell office:value-type="float" office:value="0.012217">
                <text:p>0.012217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9">
                <text:p>399</text:p>
              </table:table-cell>
              <table:table-cell office:value-type="float" office:value="0.010785">
                <text:p>0.010785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9">
                <text:p>399</text:p>
              </table:table-cell>
              <table:table-cell office:value-type="float" office:value="0.014835">
                <text:p>0.01483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9">
                <text:p>399</text:p>
              </table:table-cell>
              <table:table-cell office:value-type="float" office:value="0.010303">
                <text:p>0.010303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9">
                <text:p>399</text:p>
              </table:table-cell>
              <table:table-cell office:value-type="float" office:value="0.01107">
                <text:p>0.01107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9">
                <text:p>399</text:p>
              </table:table-cell>
              <table:table-cell office:value-type="float" office:value="0.01615">
                <text:p>0.01615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9">
                <text:p>399</text:p>
              </table:table-cell>
              <table:table-cell office:value-type="float" office:value="0.011983">
                <text:p>0.011983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8">
                <text:p>398</text:p>
              </table:table-cell>
              <table:table-cell office:value-type="float" office:value="0.013366">
                <text:p>0.013366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0">
                <text:p>400</text:p>
              </table:table-cell>
              <table:table-cell office:value-type="float" office:value="0.024053">
                <text:p>0.02405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9">
                <text:p>399</text:p>
              </table:table-cell>
              <table:table-cell office:value-type="float" office:value="0.031584">
                <text:p>0.031584</text:p>
              </table:table-cell>
              <table:table-cell office:value-type="float" office:value="0.000258">
                <text:p>0.0002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9">
                <text:p>399</text:p>
              </table:table-cell>
              <table:table-cell office:value-type="float" office:value="0.010802">
                <text:p>0.010802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9">
                <text:p>399</text:p>
              </table:table-cell>
              <table:table-cell office:value-type="float" office:value="0.010431">
                <text:p>0.010431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">
                <text:p>399</text:p>
              </table:table-cell>
              <table:table-cell office:value-type="float" office:value="0.010659">
                <text:p>0.010659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9">
                <text:p>399</text:p>
              </table:table-cell>
              <table:table-cell office:value-type="float" office:value="0.013705">
                <text:p>0.01370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9">
                <text:p>399</text:p>
              </table:table-cell>
              <table:table-cell office:value-type="float" office:value="0.018321">
                <text:p>0.018321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9">
                <text:p>399</text:p>
              </table:table-cell>
              <table:table-cell office:value-type="float" office:value="0.015361">
                <text:p>0.01536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9">
                <text:p>399</text:p>
              </table:table-cell>
              <table:table-cell office:value-type="float" office:value="0.012775">
                <text:p>0.012775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7">
                <text:p>397</text:p>
              </table:table-cell>
              <table:table-cell office:value-type="float" office:value="0.014004">
                <text:p>0.014004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1">
                <text:p>401</text:p>
              </table:table-cell>
              <table:table-cell office:value-type="float" office:value="0.013204">
                <text:p>0.013204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9">
                <text:p>399</text:p>
              </table:table-cell>
              <table:table-cell office:value-type="float" office:value="0.024468">
                <text:p>0.024468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9">
                <text:p>399</text:p>
              </table:table-cell>
              <table:table-cell office:value-type="float" office:value="0.018971">
                <text:p>0.018971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">
                <text:p>399</text:p>
              </table:table-cell>
              <table:table-cell office:value-type="float" office:value="0.012724">
                <text:p>0.012724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">
                <text:p>399</text:p>
              </table:table-cell>
              <table:table-cell office:value-type="float" office:value="0.031578">
                <text:p>0.031578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9">
                <text:p>399</text:p>
              </table:table-cell>
              <table:table-cell office:value-type="float" office:value="0.026553">
                <text:p>0.02655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9">
                <text:p>399</text:p>
              </table:table-cell>
              <table:table-cell office:value-type="float" office:value="0.011745">
                <text:p>0.01174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9">
                <text:p>399</text:p>
              </table:table-cell>
              <table:table-cell office:value-type="float" office:value="0.010972">
                <text:p>0.010972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9">
                <text:p>399</text:p>
              </table:table-cell>
              <table:table-cell office:value-type="float" office:value="0.01737">
                <text:p>0.01737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9">
                <text:p>399</text:p>
              </table:table-cell>
              <table:table-cell office:value-type="float" office:value="0.013711">
                <text:p>0.01371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9">
                <text:p>399</text:p>
              </table:table-cell>
              <table:table-cell office:value-type="float" office:value="0.011898">
                <text:p>0.01189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9">
                <text:p>399</text:p>
              </table:table-cell>
              <table:table-cell office:value-type="float" office:value="0.01507">
                <text:p>0.01507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9">
                <text:p>399</text:p>
              </table:table-cell>
              <table:table-cell office:value-type="float" office:value="0.020568">
                <text:p>0.020568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9">
                <text:p>399</text:p>
              </table:table-cell>
              <table:table-cell office:value-type="float" office:value="0.015288">
                <text:p>0.015288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9">
                <text:p>399</text:p>
              </table:table-cell>
              <table:table-cell office:value-type="float" office:value="0.010569">
                <text:p>0.010569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9">
                <text:p>399</text:p>
              </table:table-cell>
              <table:table-cell office:value-type="float" office:value="0.010938">
                <text:p>0.010938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">
                <text:p>399</text:p>
              </table:table-cell>
              <table:table-cell office:value-type="float" office:value="0.036341">
                <text:p>0.036341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8">
                <text:p>398</text:p>
              </table:table-cell>
              <table:table-cell office:value-type="float" office:value="0.037364">
                <text:p>0.037364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9">
                <text:p>399</text:p>
              </table:table-cell>
              <table:table-cell office:value-type="float" office:value="0.042324">
                <text:p>0.042324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9">
                <text:p>399</text:p>
              </table:table-cell>
              <table:table-cell office:value-type="float" office:value="0.012368">
                <text:p>0.012368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8">
                <text:p>398</text:p>
              </table:table-cell>
              <table:table-cell office:value-type="float" office:value="0.012742">
                <text:p>0.012742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0.020889">
                <text:p>0.020889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9">
                <text:p>399</text:p>
              </table:table-cell>
              <table:table-cell office:value-type="float" office:value="0.010566">
                <text:p>0.010566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9">
                <text:p>399</text:p>
              </table:table-cell>
              <table:table-cell office:value-type="float" office:value="0.010422">
                <text:p>0.010422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9">
                <text:p>399</text:p>
              </table:table-cell>
              <table:table-cell office:value-type="float" office:value="0.009878">
                <text:p>0.009878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8">
                <text:p>398</text:p>
              </table:table-cell>
              <table:table-cell office:value-type="float" office:value="0.014958">
                <text:p>0.014958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0.02621">
                <text:p>0.02621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">
                <text:p>399</text:p>
              </table:table-cell>
              <table:table-cell office:value-type="float" office:value="0.015575">
                <text:p>0.015575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9">
                <text:p>399</text:p>
              </table:table-cell>
              <table:table-cell office:value-type="float" office:value="0.018861">
                <text:p>0.018861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9">
                <text:p>399</text:p>
              </table:table-cell>
              <table:table-cell office:value-type="float" office:value="0.01879">
                <text:p>0.01879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9">
                <text:p>399</text:p>
              </table:table-cell>
              <table:table-cell office:value-type="float" office:value="0.013436">
                <text:p>0.013436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9">
                <text:p>399</text:p>
              </table:table-cell>
              <table:table-cell office:value-type="float" office:value="0.011748">
                <text:p>0.01174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9">
                <text:p>399</text:p>
              </table:table-cell>
              <table:table-cell office:value-type="float" office:value="0.015711">
                <text:p>0.015711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9">
                <text:p>399</text:p>
              </table:table-cell>
              <table:table-cell office:value-type="float" office:value="0.035088">
                <text:p>0.035088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9">
                <text:p>399</text:p>
              </table:table-cell>
              <table:table-cell office:value-type="float" office:value="0.020967">
                <text:p>0.02096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9">
                <text:p>399</text:p>
              </table:table-cell>
              <table:table-cell office:value-type="float" office:value="0.020644">
                <text:p>0.020644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9">
                <text:p>399</text:p>
              </table:table-cell>
              <table:table-cell office:value-type="float" office:value="0.031112">
                <text:p>0.031112</text:p>
              </table:table-cell>
              <table:table-cell office:value-type="float" office:value="0.000225">
                <text:p>0.0002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9">
                <text:p>399</text:p>
              </table:table-cell>
              <table:table-cell office:value-type="float" office:value="0.019887">
                <text:p>0.019887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9">
                <text:p>399</text:p>
              </table:table-cell>
              <table:table-cell office:value-type="float" office:value="0.023512">
                <text:p>0.023512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9">
                <text:p>399</text:p>
              </table:table-cell>
              <table:table-cell office:value-type="float" office:value="0.021258">
                <text:p>0.021258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9">
                <text:p>399</text:p>
              </table:table-cell>
              <table:table-cell office:value-type="float" office:value="0.012344">
                <text:p>0.012344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9">
                <text:p>399</text:p>
              </table:table-cell>
              <table:table-cell office:value-type="float" office:value="0.017706">
                <text:p>0.01770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9">
                <text:p>399</text:p>
              </table:table-cell>
              <table:table-cell office:value-type="float" office:value="0.011513">
                <text:p>0.011513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9">
                <text:p>399</text:p>
              </table:table-cell>
              <table:table-cell office:value-type="float" office:value="0.017537">
                <text:p>0.017537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9">
                <text:p>399</text:p>
              </table:table-cell>
              <table:table-cell office:value-type="float" office:value="0.021756">
                <text:p>0.021756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9">
                <text:p>399</text:p>
              </table:table-cell>
              <table:table-cell office:value-type="float" office:value="0.015028">
                <text:p>0.015028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9">
                <text:p>399</text:p>
              </table:table-cell>
              <table:table-cell office:value-type="float" office:value="0.015841">
                <text:p>0.015841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9">
                <text:p>399</text:p>
              </table:table-cell>
              <table:table-cell office:value-type="float" office:value="0.017316">
                <text:p>0.017316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9">
                <text:p>399</text:p>
              </table:table-cell>
              <table:table-cell office:value-type="float" office:value="0.014329">
                <text:p>0.014329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9">
                <text:p>399</text:p>
              </table:table-cell>
              <table:table-cell office:value-type="float" office:value="0.025289">
                <text:p>0.025289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9">
                <text:p>399</text:p>
              </table:table-cell>
              <table:table-cell office:value-type="float" office:value="0.028155">
                <text:p>0.028155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9">
                <text:p>399</text:p>
              </table:table-cell>
              <table:table-cell office:value-type="float" office:value="0.050495">
                <text:p>0.05049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8">
                <text:p>398</text:p>
              </table:table-cell>
              <table:table-cell office:value-type="float" office:value="0.011404">
                <text:p>0.011404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0">
                <text:p>400</text:p>
              </table:table-cell>
              <table:table-cell office:value-type="float" office:value="0.601577">
                <text:p>0.601577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3">
                <text:p>373</text:p>
              </table:table-cell>
              <table:table-cell office:value-type="float" office:value="4.807713">
                <text:p>4.807713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4">
                <text:p>334</text:p>
              </table:table-cell>
              <table:table-cell office:value-type="float" office:value="18.636998">
                <text:p>18.636998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4">
                <text:p>214</text:p>
              </table:table-cell>
              <table:table-cell office:value-type="float" office:value="22.34498">
                <text:p>22.34498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6">
                <text:p>96</text:p>
              </table:table-cell>
              <table:table-cell office:value-type="float" office:value="22.196478">
                <text:p>22.196478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2">
                <text:p>92</text:p>
              </table:table-cell>
              <table:table-cell office:value-type="float" office:value="20.441793">
                <text:p>20.44179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">
                <text:p>45</text:p>
              </table:table-cell>
              <table:table-cell office:value-type="float" office:value="26.788726">
                <text:p>26.78872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7">
                <text:p>47</text:p>
              </table:table-cell>
              <table:table-cell office:value-type="float" office:value="17.197177">
                <text:p>17.197177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">
                <text:p>31</text:p>
              </table:table-cell>
              <table:table-cell office:value-type="float" office:value="21.064113">
                <text:p>21.064113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">
                <text:p>22</text:p>
              </table:table-cell>
              <table:table-cell office:value-type="float" office:value="22.821184">
                <text:p>22.821184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">
                <text:p>11</text:p>
              </table:table-cell>
              <table:table-cell office:value-type="float" office:value="22.795909">
                <text:p>22.795909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">
                <text:p>6</text:p>
              </table:table-cell>
              <table:table-cell office:value-type="float" office:value="34.316831">
                <text:p>34.316831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50.077806">
                <text:p>50.077806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  <table:table-cell office:value-type="float" office:value="0.123032">
                <text:p>0.123032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50.207246">
                <text:p>50.207246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00.003602">
                <text:p>100.003602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">
                <text:p>28</text:p>
              </table:table-cell>
              <table:table-cell office:value-type="float" office:value="7.443849">
                <text:p>7.443849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">
                <text:p>147</text:p>
              </table:table-cell>
              <table:table-cell office:value-type="float" office:value="22.582892">
                <text:p>22.58289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8">
                <text:p>178</text:p>
              </table:table-cell>
              <table:table-cell office:value-type="float" office:value="20.418294">
                <text:p>20.418294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2">
                <text:p>142</text:p>
              </table:table-cell>
              <table:table-cell office:value-type="float" office:value="18.156315">
                <text:p>18.156315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8.831595">
                <text:p>18.831595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2">
                <text:p>102</text:p>
              </table:table-cell>
              <table:table-cell office:value-type="float" office:value="18.27374">
                <text:p>18.27374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4">
                <text:p>84</text:p>
              </table:table-cell>
              <table:table-cell office:value-type="float" office:value="20.947361">
                <text:p>20.947361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">
                <text:p>60</text:p>
              </table:table-cell>
              <table:table-cell office:value-type="float" office:value="16.761937">
                <text:p>16.761937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">
                <text:p>51</text:p>
              </table:table-cell>
              <table:table-cell office:value-type="float" office:value="19.683699">
                <text:p>19.683699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">
                <text:p>35</text:p>
              </table:table-cell>
              <table:table-cell office:value-type="float" office:value="21.569686">
                <text:p>21.569686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">
                <text:p>23</text:p>
              </table:table-cell>
              <table:table-cell office:value-type="float" office:value="19.63733">
                <text:p>19.63733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">
                <text:p>17</text:p>
              </table:table-cell>
              <table:table-cell office:value-type="float" office:value="3.083037">
                <text:p>3.083037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0.236221">
                <text:p>0.236221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0.132029">
                <text:p>0.132029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">
                <text:p>16</text:p>
              </table:table-cell>
              <table:table-cell office:value-type="float" office:value="0.232614">
                <text:p>0.232614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">
                <text:p>16</text:p>
              </table:table-cell>
              <table:table-cell office:value-type="float" office:value="0.164339">
                <text:p>0.164339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">
                <text:p>16</text:p>
              </table:table-cell>
              <table:table-cell office:value-type="float" office:value="3.274836">
                <text:p>3.274836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">
                <text:p>16</text:p>
              </table:table-cell>
              <table:table-cell office:value-type="float" office:value="6.370953">
                <text:p>6.370953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">
                <text:p>14</text:p>
              </table:table-cell>
              <table:table-cell office:value-type="float" office:value="0.259572">
                <text:p>0.259572</text:p>
              </table:table-cell>
              <table:table-cell office:value-type="float" office:value="0.000216">
                <text:p>0.0002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">
                <text:p>13</text:p>
              </table:table-cell>
              <table:table-cell office:value-type="float" office:value="0.255719">
                <text:p>0.255719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">
                <text:p>15</text:p>
              </table:table-cell>
              <table:table-cell office:value-type="float" office:value="10.171362">
                <text:p>10.17136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">
                <text:p>12</text:p>
              </table:table-cell>
              <table:table-cell office:value-type="float" office:value="0.133231">
                <text:p>0.133231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">
                <text:p>12</text:p>
              </table:table-cell>
              <table:table-cell office:value-type="float" office:value="4.365081">
                <text:p>4.36508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">
                <text:p>11</text:p>
              </table:table-cell>
              <table:table-cell office:value-type="float" office:value="4.701767">
                <text:p>4.701767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">
                <text:p>10</text:p>
              </table:table-cell>
              <table:table-cell office:value-type="float" office:value="0.489615">
                <text:p>0.48961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">
                <text:p>9</text:p>
              </table:table-cell>
              <table:table-cell office:value-type="float" office:value="0.426893">
                <text:p>0.426893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">
                <text:p>9</text:p>
              </table:table-cell>
              <table:table-cell office:value-type="float" office:value="0.222311">
                <text:p>0.222311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">
                <text:p>9</text:p>
              </table:table-cell>
              <table:table-cell office:value-type="float" office:value="11.223777">
                <text:p>11.223777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">
                <text:p>8</text:p>
              </table:table-cell>
              <table:table-cell office:value-type="float" office:value="31.30476">
                <text:p>31.30476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">
                <text:p>3</text:p>
              </table:table-cell>
              <table:table-cell office:value-type="float" office:value="0.219348">
                <text:p>0.219348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">
                <text:p>3</text:p>
              </table:table-cell>
              <table:table-cell office:value-type="float" office:value="16.748538">
                <text:p>16.748538</text:p>
              </table:table-cell>
              <table:table-cell office:value-type="float" office:value="0.000255">
                <text:p>0.0002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  <table:table-cell office:value-type="float" office:value="25.075219">
                <text:p>25.075219</text:p>
              </table:table-cell>
              <table:table-cell office:value-type="float" office:value="0.000439">
                <text:p>0.0004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.211992">
                <text:p>0.211992</text:p>
              </table:table-cell>
              <table:table-cell office:value-type="float" office:value="0.000347">
                <text:p>0.0003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50.152191">
                <text:p>50.152191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50.12829">
                <text:p>50.12829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">
                <text:p>4</text:p>
              </table:table-cell>
              <table:table-cell office:value-type="float" office:value="0.104578">
                <text:p>0.104578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3">
                <text:p>73</text:p>
              </table:table-cell>
              <table:table-cell office:value-type="float" office:value="18.397122">
                <text:p>18.397122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6">
                <text:p>116</text:p>
              </table:table-cell>
              <table:table-cell office:value-type="float" office:value="3.72479">
                <text:p>3.72479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2">
                <text:p>142</text:p>
              </table:table-cell>
              <table:table-cell office:value-type="float" office:value="3.209277">
                <text:p>3.209277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9">
                <text:p>199</text:p>
              </table:table-cell>
              <table:table-cell office:value-type="float" office:value="2.576488">
                <text:p>2.576488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9">
                <text:p>209</text:p>
              </table:table-cell>
              <table:table-cell office:value-type="float" office:value="4.018394">
                <text:p>4.018394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14.0341">
                <text:p>14.0341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6">
                <text:p>146</text:p>
              </table:table-cell>
              <table:table-cell office:value-type="float" office:value="14.01056">
                <text:p>14.01056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1">
                <text:p>141</text:p>
              </table:table-cell>
              <table:table-cell office:value-type="float" office:value="13.549132">
                <text:p>13.549132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0">
                <text:p>110</text:p>
              </table:table-cell>
              <table:table-cell office:value-type="float" office:value="13.714496">
                <text:p>13.714496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5">
                <text:p>95</text:p>
              </table:table-cell>
              <table:table-cell office:value-type="float" office:value="14.215296">
                <text:p>14.21529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5">
                <text:p>75</text:p>
              </table:table-cell>
              <table:table-cell office:value-type="float" office:value="13.421346">
                <text:p>13.421346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">
                <text:p>62</text:p>
              </table:table-cell>
              <table:table-cell office:value-type="float" office:value="12.02567">
                <text:p>12.02567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4">
                <text:p>64</text:p>
              </table:table-cell>
              <table:table-cell office:value-type="float" office:value="15.202706">
                <text:p>15.202706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">
                <text:p>70</text:p>
              </table:table-cell>
              <table:table-cell office:value-type="float" office:value="12.501558">
                <text:p>12.501558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12.471097">
                <text:p>12.47109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">
                <text:p>50</text:p>
              </table:table-cell>
              <table:table-cell office:value-type="float" office:value="12.856846">
                <text:p>12.856846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">
                <text:p>52</text:p>
              </table:table-cell>
              <table:table-cell office:value-type="float" office:value="15.504273">
                <text:p>15.504273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">
                <text:p>31</text:p>
              </table:table-cell>
              <table:table-cell office:value-type="float" office:value="14.626812">
                <text:p>14.62681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">
                <text:p>21</text:p>
              </table:table-cell>
              <table:table-cell office:value-type="float" office:value="9.728396">
                <text:p>9.728396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">
                <text:p>20</text:p>
              </table:table-cell>
              <table:table-cell office:value-type="float" office:value="11.967138">
                <text:p>11.967138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">
                <text:p>15</text:p>
              </table:table-cell>
              <table:table-cell office:value-type="float" office:value="10.141528">
                <text:p>10.141528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">
                <text:p>13</text:p>
              </table:table-cell>
              <table:table-cell office:value-type="float" office:value="15.494595">
                <text:p>15.494595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">
                <text:p>10</text:p>
              </table:table-cell>
              <table:table-cell office:value-type="float" office:value="15.126248">
                <text:p>15.126248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">
                <text:p>7</text:p>
              </table:table-cell>
              <table:table-cell office:value-type="float" office:value="21.550303">
                <text:p>21.550303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">
                <text:p>4</text:p>
              </table:table-cell>
              <table:table-cell office:value-type="float" office:value="25.057663">
                <text:p>25.057663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  <table:table-cell office:value-type="float" office:value="50.049174">
                <text:p>50.049174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  <table:table-cell office:value-type="float" office:value="25.085673">
                <text:p>25.085673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">
                <text:p>7</text:p>
              </table:table-cell>
              <table:table-cell office:value-type="float" office:value="0.070294">
                <text:p>0.070294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">
                <text:p>6</text:p>
              </table:table-cell>
              <table:table-cell office:value-type="float" office:value="8.611855">
                <text:p>8.611855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">
                <text:p>6</text:p>
              </table:table-cell>
              <table:table-cell office:value-type="float" office:value="27.015222">
                <text:p>27.01522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">
                <text:p>3</text:p>
              </table:table-cell>
              <table:table-cell office:value-type="float" office:value="16.798168">
                <text:p>16.798168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  <table:table-cell office:value-type="float" office:value="29.284314">
                <text:p>29.284314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100.005944">
                <text:p>100.005944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">
                <text:p>8</text:p>
              </table:table-cell>
              <table:table-cell office:value-type="float" office:value="1.86385">
                <text:p>1.8638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">
                <text:p>8</text:p>
              </table:table-cell>
              <table:table-cell office:value-type="float" office:value="25.236636">
                <text:p>25.236636</text:p>
              </table:table-cell>
              <table:table-cell office:value-type="float" office:value="0.000281">
                <text:p>0.0002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">
                <text:p>14</text:p>
              </table:table-cell>
              <table:table-cell office:value-type="float" office:value="17.942307">
                <text:p>17.942307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">
                <text:p>9</text:p>
              </table:table-cell>
              <table:table-cell office:value-type="float" office:value="27.912595">
                <text:p>27.912595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">
                <text:p>3</text:p>
              </table:table-cell>
              <table:table-cell office:value-type="float" office:value="18.161722">
                <text:p>18.161722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2.870051">
                <text:p>2.870051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">
                <text:p>9</text:p>
              </table:table-cell>
              <table:table-cell office:value-type="float" office:value="22.940009">
                <text:p>22.940009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">
                <text:p>4</text:p>
              </table:table-cell>
              <table:table-cell office:value-type="float" office:value="0.950872">
                <text:p>0.950872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">
                <text:p>4</text:p>
              </table:table-cell>
              <table:table-cell office:value-type="float" office:value="37.564459">
                <text:p>37.564459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">
                <text:p>10</text:p>
              </table:table-cell>
              <table:table-cell office:value-type="float" office:value="5.345336">
                <text:p>5.345336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">
                <text:p>25</text:p>
              </table:table-cell>
              <table:table-cell office:value-type="float" office:value="10.201437">
                <text:p>10.201437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">
                <text:p>23</text:p>
              </table:table-cell>
              <table:table-cell office:value-type="float" office:value="11.075642">
                <text:p>11.075642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">
                <text:p>26</text:p>
              </table:table-cell>
              <table:table-cell office:value-type="float" office:value="15.581549">
                <text:p>15.581549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">
                <text:p>22</text:p>
              </table:table-cell>
              <table:table-cell office:value-type="float" office:value="7.020623">
                <text:p>7.02062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">
                <text:p>31</text:p>
              </table:table-cell>
              <table:table-cell office:value-type="float" office:value="17.8684">
                <text:p>17.8684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3">
                <text:p>73</text:p>
              </table:table-cell>
              <table:table-cell office:value-type="float" office:value="10.466259">
                <text:p>10.46625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7">
                <text:p>97</text:p>
              </table:table-cell>
              <table:table-cell office:value-type="float" office:value="7.973868">
                <text:p>7.973868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5">
                <text:p>115</text:p>
              </table:table-cell>
              <table:table-cell office:value-type="float" office:value="8.935597">
                <text:p>8.935597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5">
                <text:p>125</text:p>
              </table:table-cell>
              <table:table-cell office:value-type="float" office:value="9.04029">
                <text:p>9.04029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7">
                <text:p>127</text:p>
              </table:table-cell>
              <table:table-cell office:value-type="float" office:value="9.367933">
                <text:p>9.367933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8">
                <text:p>118</text:p>
              </table:table-cell>
              <table:table-cell office:value-type="float" office:value="10.089438">
                <text:p>10.089438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8">
                <text:p>108</text:p>
              </table:table-cell>
              <table:table-cell office:value-type="float" office:value="8.381042">
                <text:p>8.381042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7">
                <text:p>107</text:p>
              </table:table-cell>
              <table:table-cell office:value-type="float" office:value="8.331833">
                <text:p>8.331833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0">
                <text:p>100</text:p>
              </table:table-cell>
              <table:table-cell office:value-type="float" office:value="9.345505">
                <text:p>9.345505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3">
                <text:p>103</text:p>
              </table:table-cell>
              <table:table-cell office:value-type="float" office:value="7.718139">
                <text:p>7.71813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9">
                <text:p>99</text:p>
              </table:table-cell>
              <table:table-cell office:value-type="float" office:value="0.976855">
                <text:p>0.976855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9">
                <text:p>109</text:p>
              </table:table-cell>
              <table:table-cell office:value-type="float" office:value="0.364138">
                <text:p>0.364138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9">
                <text:p>119</text:p>
              </table:table-cell>
              <table:table-cell office:value-type="float" office:value="1.130447">
                <text:p>1.130447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">
                <text:p>126</text:p>
              </table:table-cell>
              <table:table-cell office:value-type="float" office:value="1.070756">
                <text:p>1.070756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4">
                <text:p>124</text:p>
              </table:table-cell>
              <table:table-cell office:value-type="float" office:value="0.271443">
                <text:p>0.271443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6">
                <text:p>126</text:p>
              </table:table-cell>
              <table:table-cell office:value-type="float" office:value="0.237049">
                <text:p>0.237049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9">
                <text:p>139</text:p>
              </table:table-cell>
              <table:table-cell office:value-type="float" office:value="2.850745">
                <text:p>2.850745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0">
                <text:p>130</text:p>
              </table:table-cell>
              <table:table-cell office:value-type="float" office:value="0.788386">
                <text:p>0.788386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0">
                <text:p>130</text:p>
              </table:table-cell>
              <table:table-cell office:value-type="float" office:value="1.474206">
                <text:p>1.474206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5">
                <text:p>125</text:p>
              </table:table-cell>
              <table:table-cell office:value-type="float" office:value="0.671773">
                <text:p>0.671773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0">
                <text:p>130</text:p>
              </table:table-cell>
              <table:table-cell office:value-type="float" office:value="1.425982">
                <text:p>1.425982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7">
                <text:p>127</text:p>
              </table:table-cell>
              <table:table-cell office:value-type="float" office:value="1.078341">
                <text:p>1.07834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7">
                <text:p>127</text:p>
              </table:table-cell>
              <table:table-cell office:value-type="float" office:value="0.652826">
                <text:p>0.652826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7">
                <text:p>127</text:p>
              </table:table-cell>
              <table:table-cell office:value-type="float" office:value="0.995299">
                <text:p>0.995299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0">
                <text:p>130</text:p>
              </table:table-cell>
              <table:table-cell office:value-type="float" office:value="1.042143">
                <text:p>1.042143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8">
                <text:p>128</text:p>
              </table:table-cell>
              <table:table-cell office:value-type="float" office:value="0.31667">
                <text:p>0.31667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8">
                <text:p>128</text:p>
              </table:table-cell>
              <table:table-cell office:value-type="float" office:value="0.591478">
                <text:p>0.591478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0">
                <text:p>130</text:p>
              </table:table-cell>
              <table:table-cell office:value-type="float" office:value="2.481598">
                <text:p>2.481598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4">
                <text:p>124</text:p>
              </table:table-cell>
              <table:table-cell office:value-type="float" office:value="0.685469">
                <text:p>0.685469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8">
                <text:p>118</text:p>
              </table:table-cell>
              <table:table-cell office:value-type="float" office:value="0.73058">
                <text:p>0.73058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7">
                <text:p>127</text:p>
              </table:table-cell>
              <table:table-cell office:value-type="float" office:value="0.678839">
                <text:p>0.678839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0">
                <text:p>120</text:p>
              </table:table-cell>
              <table:table-cell office:value-type="float" office:value="1.069256">
                <text:p>1.069256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0">
                <text:p>120</text:p>
              </table:table-cell>
              <table:table-cell office:value-type="float" office:value="2.714242">
                <text:p>2.714242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2">
                <text:p>112</text:p>
              </table:table-cell>
              <table:table-cell office:value-type="float" office:value="1.12288">
                <text:p>1.12288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6">
                <text:p>116</text:p>
              </table:table-cell>
              <table:table-cell office:value-type="float" office:value="1.532384">
                <text:p>1.532384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8">
                <text:p>118</text:p>
              </table:table-cell>
              <table:table-cell office:value-type="float" office:value="0.23215">
                <text:p>0.2321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4">
                <text:p>124</text:p>
              </table:table-cell>
              <table:table-cell office:value-type="float" office:value="0.231063">
                <text:p>0.231063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3">
                <text:p>123</text:p>
              </table:table-cell>
              <table:table-cell office:value-type="float" office:value="1.104122">
                <text:p>1.104122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1">
                <text:p>121</text:p>
              </table:table-cell>
              <table:table-cell office:value-type="float" office:value="1.468041">
                <text:p>1.468041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9">
                <text:p>119</text:p>
              </table:table-cell>
              <table:table-cell office:value-type="float" office:value="2.793504">
                <text:p>2.793504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1">
                <text:p>111</text:p>
              </table:table-cell>
              <table:table-cell office:value-type="float" office:value="1.601866">
                <text:p>1.601866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4">
                <text:p>114</text:p>
              </table:table-cell>
              <table:table-cell office:value-type="float" office:value="1.11263">
                <text:p>1.11263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1">
                <text:p>111</text:p>
              </table:table-cell>
              <table:table-cell office:value-type="float" office:value="0.71119">
                <text:p>0.71119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3">
                <text:p>113</text:p>
              </table:table-cell>
              <table:table-cell office:value-type="float" office:value="0.637">
                <text:p>0.637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4">
                <text:p>114</text:p>
              </table:table-cell>
              <table:table-cell office:value-type="float" office:value="1.044803">
                <text:p>1.044803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7">
                <text:p>117</text:p>
              </table:table-cell>
              <table:table-cell office:value-type="float" office:value="0.648312">
                <text:p>0.648312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1">
                <text:p>121</text:p>
              </table:table-cell>
              <table:table-cell office:value-type="float" office:value="1.060573">
                <text:p>1.060573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1.001952">
                <text:p>1.001952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8">
                <text:p>128</text:p>
              </table:table-cell>
              <table:table-cell office:value-type="float" office:value="0.726682">
                <text:p>0.726682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6">
                <text:p>136</text:p>
              </table:table-cell>
              <table:table-cell office:value-type="float" office:value="1.294967">
                <text:p>1.29496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6">
                <text:p>146</text:p>
              </table:table-cell>
              <table:table-cell office:value-type="float" office:value="1.307127">
                <text:p>1.30712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6">
                <text:p>166</text:p>
              </table:table-cell>
              <table:table-cell office:value-type="float" office:value="0.527011">
                <text:p>0.52701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3">
                <text:p>183</text:p>
              </table:table-cell>
              <table:table-cell office:value-type="float" office:value="0.979397">
                <text:p>0.979397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7">
                <text:p>197</text:p>
              </table:table-cell>
              <table:table-cell office:value-type="float" office:value="0.624044">
                <text:p>0.624044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1">
                <text:p>221</text:p>
              </table:table-cell>
              <table:table-cell office:value-type="float" office:value="0.657115">
                <text:p>0.657115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2">
                <text:p>242</text:p>
              </table:table-cell>
              <table:table-cell office:value-type="float" office:value="1.429949">
                <text:p>1.429949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3">
                <text:p>243</text:p>
              </table:table-cell>
              <table:table-cell office:value-type="float" office:value="1.622467">
                <text:p>1.622467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7">
                <text:p>257</text:p>
              </table:table-cell>
              <table:table-cell office:value-type="float" office:value="2.087004">
                <text:p>2.087004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3">
                <text:p>273</text:p>
              </table:table-cell>
              <table:table-cell office:value-type="float" office:value="10.490564">
                <text:p>10.490564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6">
                <text:p>196</text:p>
              </table:table-cell>
              <table:table-cell office:value-type="float" office:value="11.168103">
                <text:p>11.168103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269.G1:test269.G301" chart:data-source-has-labels="row" svg:x="0.32cm" svg:y="0.18cm" svg:width="12.726cm" svg:height="8.64cm">
          <chartooo:coordinate-region svg:x="1.127cm" svg:y="0.301cm" svg:width="11.817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9.G2:test269.G301" chart:label-cell-address="test269.G1:test269.G1" chart:class="chart:bar"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69.G1:test269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9">
                <text:p>319</text:p>
                <draw:g>
                  <svg:desc>test269.G2:test269.G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